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size="24pt" style:font-size-asian="24pt" style:font-size-complex="24pt"/>
    </style:style>
    <style:style style:name="P7" style:parent-style-name="Normale" style:family="paragraph">
      <style:paragraph-properties fo:text-align="center"/>
      <style:text-properties fo:font-size="24pt" style:font-size-asian="24pt" style:font-size-complex="24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1" style:family="paragraph">
      <style:paragraph-properties>
        <style:tab-stops>
          <style:tab-stop style:type="right" style:leader-style="dotted" style:leader-text="." style:position="6.6861in"/>
        </style:tab-stops>
      </style:paragraph-properties>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P21" style:parent-style-name="Sommario1" style:family="paragraph">
      <style:paragraph-properties>
        <style:tab-stops>
          <style:tab-stop style:type="right" style:leader-style="dotted" style:leader-text="." style:position="6.6861in"/>
        </style:tab-stops>
      </style:paragraph-properties>
    </style:style>
    <style:style style:name="P22" style:parent-style-name="Sommario1" style:family="paragraph">
      <style:paragraph-properties>
        <style:tab-stops>
          <style:tab-stop style:type="right" style:leader-style="dotted" style:leader-text="." style:position="6.6861in"/>
        </style:tab-stops>
      </style:paragraph-properties>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P25" style:parent-style-name="Sommario1" style:family="paragraph">
      <style:paragraph-properties>
        <style:tab-stops>
          <style:tab-stop style:type="right" style:leader-style="dotted" style:leader-text="." style:position="6.6861in"/>
        </style:tab-stops>
      </style:paragraph-properties>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P27" style:parent-style-name="Sommario1" style:family="paragraph">
      <style:paragraph-properties>
        <style:tab-stops>
          <style:tab-stop style:type="right" style:leader-style="dotted" style:leader-text="." style:position="6.6861in"/>
        </style:tab-stops>
      </style:paragraph-properties>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P31" style:parent-style-name="Sommario1" style:family="paragraph">
      <style:paragraph-properties>
        <style:tab-stops>
          <style:tab-stop style:type="right" style:leader-style="dotted" style:leader-text="." style:position="6.6861in"/>
        </style:tab-stops>
      </style:paragraph-properties>
    </style:style>
    <style:style style:name="P32" style:parent-style-name="Sommario1" style:family="paragraph">
      <style:paragraph-properties>
        <style:tab-stops>
          <style:tab-stop style:type="right" style:leader-style="dotted" style:leader-text="." style:position="6.6861in"/>
        </style:tab-stops>
      </style:paragraph-properties>
    </style:style>
    <style:style style:name="P33" style:parent-style-name="Sommario1" style:family="paragraph">
      <style:paragraph-properties>
        <style:tab-stops>
          <style:tab-stop style:type="right" style:leader-style="dotted" style:leader-text="." style:position="6.6861in"/>
        </style:tab-stops>
      </style:paragraph-properties>
    </style:style>
    <style:style style:name="P34" style:parent-style-name="Sommario1" style:family="paragraph">
      <style:paragraph-properties>
        <style:tab-stops>
          <style:tab-stop style:type="right" style:leader-style="dotted" style:leader-text="." style:position="6.6861in"/>
        </style:tab-stops>
      </style:paragraph-properties>
    </style:style>
    <style:style style:name="P35" style:parent-style-name="Normale" style:family="paragraph">
      <style:text-properties fo:font-weight="bold" style:font-weight-asian="bold" style:font-weight-complex="bold"/>
    </style:style>
    <style:style style:name="T36" style:parent-style-name="Enfasicorsivo" style:family="text">
      <style:text-properties fo:font-weight="bold" style:font-weight-asian="bold" style:font-weight-complex="normal" fo:font-style="italic" style:font-style-asian="italic" style:font-style-complex="normal" style:font-size-complex="11pt"/>
    </style:style>
    <style:style style:name="P37" style:parent-style-name="Paragrafoelenco" style:list-style-name="LFO2" style:family="paragraph"/>
    <style:style style:name="T38" style:parent-style-name="Enfasicorsivo" style:family="text">
      <style:text-properties fo:font-size="11pt" style:font-size-asian="11pt" style:font-size-complex="11pt"/>
    </style:style>
    <style:style style:name="P39" style:parent-style-name="Paragrafoelenco" style:list-style-name="LFO2" style:family="paragraph"/>
    <style:style style:name="T40" style:parent-style-name="Car.predefinitoparagrafo" style:family="text">
      <style:text-properties fo:font-weight="bold" style:font-weight-asian="bold" style:font-weight-complex="bold"/>
    </style:style>
    <style:style style:name="P41" style:parent-style-name="Paragrafoelenco" style:list-style-name="LFO2" style:family="paragraph"/>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weight="bold" style:font-weight-asian="bold" style:font-weight-complex="bold"/>
    </style:style>
    <style:style style:name="P44" style:parent-style-name="Paragrafoelenco" style:list-style-name="LFO2" style:family="paragraph"/>
    <style:style style:name="T45" style:parent-style-name="Car.predefinitoparagrafo" style:family="text">
      <style:text-properties style:text-underline-type="single" style:text-underline-style="solid" style:text-underline-width="auto" style:text-underline-mode="continuous"/>
    </style:style>
    <style:style style:name="T4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7" style:parent-style-name="Car.predefinitoparagrafo" style:family="text">
      <style:text-properties style:text-underline-type="single" style:text-underline-style="solid" style:text-underline-width="auto" style:text-underline-mode="continuous"/>
    </style:style>
    <style:style style:name="T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9" style:parent-style-name="Car.predefinitoparagrafo" style:family="text">
      <style:text-properties style:text-underline-type="single" style:text-underline-style="solid" style:text-underline-width="auto" style:text-underline-mode="continuous"/>
    </style:style>
    <style:style style:name="P50" style:parent-style-name="Paragrafoelenco" style:list-style-name="LFO2" style:family="paragraph"/>
    <style:style style:name="T51" style:parent-style-name="Car.predefinitoparagrafo" style:family="text">
      <style:text-properties fo:font-weight="bold" style:font-weight-asian="bold" style:font-weight-complex="bold"/>
    </style:style>
    <style:style style:name="P52" style:parent-style-name="Paragrafoelenco" style:list-style-name="LFO2" style:family="paragraph"/>
    <style:style style:name="T53" style:parent-style-name="Car.predefinitoparagrafo" style:family="text">
      <style:text-properties fo:font-style="italic" style:font-style-asian="italic" style:font-style-complex="italic"/>
    </style:style>
    <style:style style:name="P54" style:parent-style-name="Paragrafoelenco" style:list-style-name="LFO2" style:family="paragraph"/>
    <style:style style:name="T55" style:parent-style-name="Car.predefinitoparagrafo" style:family="text">
      <style:text-properties fo:font-weight="bold" style:font-weight-asian="bold" style:font-weight-complex="bold"/>
    </style:style>
    <style:style style:name="P56" style:parent-style-name="Paragrafoelenco" style:list-style-name="LFO2" style:family="paragraph"/>
    <style:style style:name="T57" style:parent-style-name="Car.predefinitoparagrafo" style:family="text">
      <style:text-properties fo:font-weight="bold" style:font-weight-asian="bold" style:font-weight-complex="bold"/>
    </style:style>
    <style:style style:name="T58" style:parent-style-name="Car.predefinitoparagrafo" style:family="text">
      <style:text-properties fo:font-style="italic" style:font-style-asian="italic" style:font-style-complex="italic"/>
    </style:style>
    <style:style style:name="P59" style:parent-style-name="Paragrafoelenco" style:list-style-name="LFO2" style:family="paragraph"/>
    <style:style style:name="T60" style:parent-style-name="Car.predefinitoparagrafo" style:family="text">
      <style:text-properties fo:font-weight="bold" style:font-weight-asian="bold" style:font-weight-complex="bold" fo:font-style="italic" style:font-style-asian="italic" style:font-style-complex="italic"/>
    </style:style>
    <style:style style:name="T61" style:parent-style-name="Car.predefinitoparagrafo" style:family="text">
      <style:text-properties fo:font-weight="bold" style:font-weight-asian="bold" style:font-weight-complex="bold" fo:font-style="italic" style:font-style-asian="italic" style:font-style-complex="italic"/>
    </style:style>
    <style:style style:name="T62" style:parent-style-name="Car.predefinitoparagrafo" style:family="text">
      <style:text-properties fo:font-style="italic" style:font-style-asian="italic" style:font-style-complex="italic"/>
    </style:style>
    <style:style style:name="P63" style:parent-style-name="Paragrafoelenco" style:list-style-name="LFO2" style:family="paragraph"/>
    <style:style style:name="P64" style:parent-style-name="Paragrafoelenco" style:list-style-name="LFO3" style:family="paragraph"/>
    <style:style style:name="T65" style:parent-style-name="Enfasigrassetto" style:family="text">
      <style:text-properties fo:font-size="12pt" style:font-size-asian="12pt" style:font-size-complex="12pt" style:text-underline-type="single" style:text-underline-style="solid" style:text-underline-width="auto" style:text-underline-mode="continuous"/>
    </style:style>
    <style:style style:name="T66" style:parent-style-name="Enfasigrassetto" style:family="text">
      <style:text-properties fo:font-weight="normal" style:font-weight-asian="normal" style:font-weight-complex="normal" fo:font-size="12pt" style:font-size-asian="12pt" style:font-size-complex="12pt"/>
    </style:style>
    <style:style style:name="P67" style:parent-style-name="Paragrafoelenco" style:list-style-name="LFO3" style:family="paragraph"/>
    <style:style style:name="T68" style:parent-style-name="Enfasigrassetto" style:family="text">
      <style:text-properties fo:font-size="12pt" style:font-size-asian="12pt" style:font-size-complex="12pt"/>
    </style:style>
    <style:style style:name="T69" style:parent-style-name="Enfasigrassetto" style:family="text">
      <style:text-properties fo:font-weight="normal" style:font-weight-asian="normal" style:font-weight-complex="normal" fo:font-size="12pt" style:font-size-asian="12pt" style:font-size-complex="12pt"/>
    </style:style>
    <style:style style:name="T70" style:parent-style-name="Enfasigrassetto" style:family="text">
      <style:text-properties fo:font-weight="normal" style:font-weight-asian="normal" style:font-weight-complex="normal" fo:font-size="12pt" style:font-size-asian="12pt" style:font-size-complex="12pt"/>
    </style:style>
    <style:style style:name="P71" style:parent-style-name="Paragrafoelenco" style:list-style-name="LFO3" style:family="paragraph"/>
    <style:style style:name="T72" style:parent-style-name="Enfasigrassetto"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73" style:parent-style-name="Normale" style:family="paragraph">
      <style:paragraph-properties fo:text-align="center"/>
      <style:text-properties fo:font-weight="bold" style:font-weight-asian="bold" style:font-weight-complex="bold" fo:font-size="20pt" style:font-size-asian="20pt" style:font-size-complex="20pt"/>
    </style:style>
    <style:style style:name="P74" style:parent-style-name="Normale" style:family="paragraph">
      <style:paragraph-properties fo:text-align="center"/>
      <style:text-properties fo:font-weight="bold" style:font-weight-asian="bold" style:font-weight-complex="bold" fo:font-size="20pt" style:font-size-asian="20pt" style:font-size-complex="20pt"/>
    </style:style>
    <style:style style:name="T75" style:parent-style-name="Enfasicorsivo" style:family="text">
      <style:text-properties fo:font-weight="bold" style:font-weight-asian="bold" style:font-weight-complex="normal" fo:font-style="italic" style:font-style-asian="italic" style:font-style-complex="normal" style:font-size-complex="11pt"/>
    </style:style>
    <style:style style:name="P76" style:parent-style-name="Normale" style:family="paragraph">
      <style:paragraph-properties fo:text-align="center"/>
    </style:style>
    <style:style style:name="T77" style:parent-style-name="Car.predefinitoparagrafo" style:family="text">
      <style:text-properties fo:font-weight="bold" style:font-weight-asian="bold" style:font-weight-complex="bold"/>
    </style:style>
    <style:style style:name="T7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7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80" style:parent-style-name="Car.predefinitoparagrafo" style:family="text">
      <style:text-properties fo:font-weight="bold" style:font-weight-asian="bold" style:font-weight-complex="bold"/>
    </style:style>
    <style:style style:name="T8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82" style:parent-style-name="Car.predefinitoparagrafo" style:family="text">
      <style:text-properties fo:font-weight="bold" style:font-weight-asian="bold" style:font-weight-complex="bold"/>
    </style:style>
    <style:style style:name="P83" style:parent-style-name="Paragrafoelenco" style:list-style-name="LFO4" style:family="paragraph"/>
    <style:style style:name="T84" style:parent-style-name="Car.predefinitoparagrafo" style:family="text">
      <style:text-properties fo:font-weight="bold" style:font-weight-asian="bold" style:font-weight-complex="bold" fo:font-style="italic" style:font-style-asian="italic" style:font-style-complex="italic"/>
    </style:style>
    <style:style style:name="T8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86" style:parent-style-name="Paragrafoelenco" style:list-style-name="LFO4" style:family="paragraph"/>
    <style:style style:name="T87" style:parent-style-name="Car.predefinitoparagrafo" style:family="text">
      <style:text-properties fo:font-weight="bold" style:font-weight-asian="bold" style:font-weight-complex="bold" fo:font-style="italic" style:font-style-asian="italic" style:font-style-complex="italic"/>
    </style:style>
    <style:style style:name="T8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89" style:parent-style-name="Paragrafoelenco" style:list-style-name="LFO4" style:family="paragraph"/>
    <style:style style:name="T90" style:parent-style-name="Car.predefinitoparagrafo" style:family="text">
      <style:text-properties fo:font-weight="bold" style:font-weight-asian="bold" style:font-weight-complex="bold" fo:font-style="italic" style:font-style-asian="italic" style:font-style-complex="italic"/>
    </style:style>
    <style:style style:name="T9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3" style:parent-style-name="Car.predefinitoparagrafo" style:family="text">
      <style:text-properties style:text-underline-type="single" style:text-underline-style="solid" style:text-underline-width="auto" style:text-underline-mode="continuous"/>
    </style:style>
    <style:style style:name="T94" style:parent-style-name="Car.predefinitoparagrafo" style:family="text">
      <style:text-properties fo:font-weight="bold" style:font-weight-asian="bold" style:font-weight-complex="bold"/>
    </style:style>
    <style:style style:name="T9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96" style:parent-style-name="Car.predefinitoparagrafo" style:family="text">
      <style:text-properties fo:font-weight="bold" style:font-weight-asian="bold" style:font-weight-complex="bold" fo:font-style="italic" style:font-style-asian="italic" style:font-style-complex="italic"/>
    </style:style>
    <style:style style:name="P97" style:parent-style-name="Paragrafoelenco" style:list-style-name="LFO5" style:family="paragraph">
      <style:text-properties fo:font-weight="bold" style:font-weight-asian="bold" style:font-weight-complex="bold"/>
    </style:style>
    <style:style style:name="P98" style:parent-style-name="Paragrafoelenco" style:list-style-name="LFO5" style:family="paragraph">
      <style:text-properties fo:font-weight="bold" style:font-weight-asian="bold" style:font-weight-complex="bold"/>
    </style:style>
    <style:style style:name="T99" style:parent-style-name="Car.predefinitoparagrafo" style:family="text">
      <style:text-properties style:text-underline-type="single" style:text-underline-style="solid" style:text-underline-width="auto" style:text-underline-mode="continuous"/>
    </style:style>
    <style:style style:name="T100"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01" style:parent-style-name="Normale" style:family="paragraph">
      <style:text-properties style:text-underline-type="single" style:text-underline-style="solid" style:text-underline-width="auto" style:text-underline-mode="continuous"/>
    </style:style>
    <style:style style:name="P102" style:parent-style-name="Normale" style:family="paragraph">
      <style:text-properties fo:font-size="12pt" style:font-size-asian="12pt" style:font-size-complex="12pt"/>
    </style:style>
    <style:style style:name="T103" style:parent-style-name="Car.predefinitoparagrafo" style:family="text">
      <style:text-properties fo:font-weight="bold" style:font-weight-asian="bold" style:font-weight-complex="bold"/>
    </style:style>
    <style:style style:name="T10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0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06" style:parent-style-name="Car.predefinitoparagrafo" style:family="text">
      <style:text-properties fo:font-style="italic" style:font-style-asian="italic" style:font-style-complex="italic"/>
    </style:style>
    <style:style style:name="T107" style:parent-style-name="Car.predefinitoparagrafo" style:family="text">
      <style:text-properties fo:font-weight="bold" style:font-weight-asian="bold" style:font-weight-complex="bold"/>
    </style:style>
    <style:style style:name="T108" style:parent-style-name="Car.predefinitoparagrafo" style:family="text">
      <style:text-properties style:text-underline-type="single" style:text-underline-style="solid" style:text-underline-width="auto" style:text-underline-mode="continuous"/>
    </style:style>
    <style:style style:name="T10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0" style:parent-style-name="Car.predefinitoparagrafo" style:family="text">
      <style:text-properties fo:font-style="italic" style:font-style-asian="italic" style:font-style-complex="italic"/>
    </style:style>
    <style:style style:name="P111" style:parent-style-name="Paragrafoelenco" style:list-style-name="LFO6" style:family="paragraph"/>
    <style:style style:name="P112" style:parent-style-name="Paragrafoelenco" style:list-style-name="LFO6" style:family="paragraph"/>
    <style:style style:name="P113" style:parent-style-name="Paragrafoelenco" style:list-style-name="LFO6" style:family="paragraph"/>
    <style:style style:name="P114" style:parent-style-name="Normale" style:family="paragraph">
      <style:text-properties style:text-underline-type="single" style:text-underline-style="solid" style:text-underline-width="auto" style:text-underline-mode="continuous"/>
    </style:style>
    <style:style style:name="P115" style:parent-style-name="Paragrafoelenco" style:list-style-name="LFO7" style:family="paragraph"/>
    <style:style style:name="T116" style:parent-style-name="Car.predefinitoparagrafo" style:family="text">
      <style:text-properties fo:font-weight="bold" style:font-weight-asian="bold" style:font-weight-complex="bold"/>
    </style:style>
    <style:style style:name="P117" style:parent-style-name="Paragrafoelenco" style:list-style-name="LFO7" style:family="paragraph"/>
    <style:style style:name="T118" style:parent-style-name="Car.predefinitoparagrafo" style:family="text">
      <style:text-properties fo:font-weight="bold" style:font-weight-asian="bold" style:font-weight-complex="bold"/>
    </style:style>
    <style:style style:name="T119" style:parent-style-name="Car.predefinitoparagrafo" style:family="text">
      <style:text-properties fo:font-weight="bold" style:font-weight-asian="bold" style:font-weight-complex="bold" fo:font-style="italic" style:font-style-asian="italic" style:font-style-complex="italic"/>
    </style:style>
    <style:style style:name="T120" style:parent-style-name="Car.predefinitoparagrafo" style:family="text">
      <style:text-properties fo:font-weight="bold" style:font-weight-asian="bold" style:font-weight-complex="bold"/>
    </style:style>
    <style:style style:name="T121" style:parent-style-name="Car.predefinitoparagrafo" style:family="text">
      <style:text-properties style:text-underline-type="single" style:text-underline-style="solid" style:text-underline-width="auto" style:text-underline-mode="continuous"/>
    </style:style>
    <style:style style:name="T122" style:parent-style-name="Car.predefinitoparagrafo" style:family="text">
      <style:text-properties style:text-underline-type="single" style:text-underline-style="solid" style:text-underline-width="auto" style:text-underline-mode="continuous"/>
    </style:style>
    <style:style style:name="T123" style:parent-style-name="Car.predefinitoparagrafo" style:family="text">
      <style:text-properties fo:font-weight="bold" style:font-weight-asian="bold" style:font-weight-complex="bold"/>
    </style:style>
    <style:style style:name="T124" style:parent-style-name="Car.predefinitoparagrafo" style:family="text">
      <style:text-properties fo:font-weight="bold" style:font-weight-asian="bold" style:font-weight-complex="bold" fo:font-style="italic" style:font-style-asian="italic" style:font-style-complex="italic"/>
    </style:style>
    <style:style style:name="T125" style:parent-style-name="Car.predefinitoparagrafo" style:family="text">
      <style:text-properties fo:font-weight="bold" style:font-weight-asian="bold" style:font-weight-complex="bold" fo:font-style="italic" style:font-style-asian="italic" style:font-style-complex="italic"/>
    </style:style>
    <style:style style:name="T12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2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8"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29" style:parent-style-name="Car.predefinitoparagrafo" style:family="text">
      <style:text-properties style:text-underline-type="single" style:text-underline-style="solid" style:text-underline-width="auto" style:text-underline-mode="continuous"/>
    </style:style>
    <style:style style:name="T130" style:parent-style-name="Car.predefinitoparagrafo" style:family="text">
      <style:text-properties style:text-underline-type="single" style:text-underline-style="solid" style:text-underline-width="auto" style:text-underline-mode="continuous"/>
    </style:style>
    <style:style style:name="P131" style:parent-style-name="Paragrafoelenco" style:list-style-name="LFO7" style:family="paragraph"/>
    <style:style style:name="P132" style:parent-style-name="Paragrafoelenco" style:list-style-name="LFO7" style:family="paragraph"/>
    <style:style style:name="T133" style:parent-style-name="Car.predefinitoparagrafo" style:family="text">
      <style:text-properties style:text-underline-type="single" style:text-underline-style="solid" style:text-underline-width="auto" style:text-underline-mode="continuous"/>
    </style:style>
    <style:style style:name="T134" style:parent-style-name="Car.predefinitoparagrafo" style:family="text">
      <style:text-properties fo:font-weight="bold" style:font-weight-asian="bold" style:font-weight-complex="bold"/>
    </style:style>
    <style:style style:name="T135" style:parent-style-name="Car.predefinitoparagrafo" style:family="text">
      <style:text-properties style:text-underline-type="single" style:text-underline-style="solid" style:text-underline-width="auto" style:text-underline-mode="continuous"/>
    </style:style>
    <style:style style:name="T136" style:parent-style-name="Car.predefinitoparagrafo" style:family="text">
      <style:text-properties fo:font-weight="bold" style:font-weight-asian="bold" style:font-weight-complex="bold" fo:font-style="italic" style:font-style-asian="italic" style:font-style-complex="italic"/>
    </style:style>
    <style:style style:name="T137" style:parent-style-name="Car.predefinitoparagrafo" style:family="text">
      <style:text-properties style:font-name="Consolas" style:font-name-complex="Consolas" fo:font-size="9.5pt" style:font-size-asian="9.5pt" style:font-size-complex="9.5pt"/>
    </style:style>
    <style:style style:name="P138" style:parent-style-name="Normale" style:family="paragraph">
      <style:text-properties style:font-name-complex="Calibri"/>
    </style:style>
    <style:style style:name="T139" style:parent-style-name="Car.predefinitoparagrafo" style:family="text">
      <style:text-properties style:font-name-complex="Calibri"/>
    </style:style>
    <style:style style:name="T140" style:parent-style-name="Car.predefinitoparagrafo" style:family="text">
      <style:text-properties style:font-name-complex="Calibri" fo:font-weight="bold" style:font-weight-asian="bold" style:font-weight-complex="bold"/>
    </style:style>
    <style:style style:name="T141" style:parent-style-name="Car.predefinitoparagrafo" style:family="text">
      <style:text-properties style:font-name-complex="Calibri"/>
    </style:style>
    <style:style style:name="P142" style:parent-style-name="Normale" style:family="paragraph">
      <style:text-properties style:font-name-complex="Calibri"/>
    </style:style>
    <style:style style:name="T143" style:parent-style-name="Car.predefinitoparagrafo" style:family="text">
      <style:text-properties style:font-name-complex="Calibri" style:text-underline-type="single" style:text-underline-style="solid" style:text-underline-width="auto" style:text-underline-mode="continuous"/>
    </style:style>
    <style:style style:name="T144" style:parent-style-name="Car.predefinitoparagrafo" style:family="text">
      <style:text-properties style:font-name-complex="Calibri"/>
    </style:style>
    <style:style style:name="P145" style:parent-style-name="Normale" style:family="paragraph">
      <style:text-properties style:font-name-complex="Calibri"/>
    </style:style>
    <style:style style:name="T146" style:parent-style-name="Car.predefinitoparagrafo" style:family="text">
      <style:text-properties style:text-underline-type="single" style:text-underline-style="solid" style:text-underline-width="auto" style:text-underline-mode="continuous"/>
    </style:style>
    <style:style style:name="P147" style:parent-style-name="Paragrafoelenco" style:list-style-name="LFO8" style:family="paragraph"/>
    <style:style style:name="P148" style:parent-style-name="Paragrafoelenco" style:list-style-name="LFO8" style:family="paragraph"/>
    <style:style style:name="P149" style:parent-style-name="Paragrafoelenco" style:list-style-name="LFO8" style:family="paragraph"/>
    <style:style style:name="P150" style:parent-style-name="Paragrafoelenco" style:list-style-name="LFO8" style:family="paragraph"/>
    <style:style style:name="P151" style:parent-style-name="Paragrafoelenco" style:list-style-name="LFO8" style:family="paragraph"/>
    <style:style style:name="P152" style:parent-style-name="Paragrafoelenco" style:list-style-name="LFO8" style:family="paragraph"/>
    <style:style style:name="P153" style:parent-style-name="Paragrafoelenco" style:list-style-name="LFO8" style:family="paragraph"/>
    <style:style style:name="P154" style:parent-style-name="Paragrafoelenco" style:list-style-name="LFO8" style:family="paragraph"/>
    <style:style style:name="T155" style:parent-style-name="Car.predefinitoparagrafo" style:family="text">
      <style:text-properties style:text-underline-type="single" style:text-underline-style="solid" style:text-underline-width="auto" style:text-underline-mode="continuous"/>
    </style:style>
    <style:style style:name="P156" style:parent-style-name="Paragrafoelenco" style:list-style-name="LFO9" style:family="paragraph"/>
    <style:style style:name="T157" style:parent-style-name="Car.predefinitoparagrafo" style:family="text">
      <style:text-properties style:text-underline-type="single" style:text-underline-style="solid" style:text-underline-width="auto" style:text-underline-mode="continuous"/>
    </style:style>
    <style:style style:name="P158" style:parent-style-name="Paragrafoelenco" style:list-style-name="LFO9" style:family="paragraph"/>
    <style:style style:name="T159" style:parent-style-name="Car.predefinitoparagrafo" style:family="text">
      <style:text-properties style:text-underline-type="single" style:text-underline-style="solid" style:text-underline-width="auto" style:text-underline-mode="continuous"/>
    </style:style>
    <style:style style:name="P160" style:parent-style-name="Paragrafoelenco" style:list-style-name="LFO9" style:family="paragraph"/>
    <style:style style:name="P161" style:parent-style-name="Paragrafoelenco" style:list-style-name="LFO9" style:family="paragraph"/>
    <style:style style:name="P162" style:parent-style-name="Paragrafoelenco" style:list-style-name="LFO9" style:family="paragraph"/>
    <style:style style:name="P163" style:parent-style-name="Paragrafoelenco" style:list-style-name="LFO9" style:family="paragraph"/>
    <style:style style:name="T164" style:parent-style-name="Car.predefinitoparagrafo" style:family="text">
      <style:text-properties style:text-underline-type="single" style:text-underline-style="solid" style:text-underline-width="auto" style:text-underline-mode="continuous"/>
    </style:style>
    <style:style style:name="T165" style:parent-style-name="Car.predefinitoparagrafo" style:family="text">
      <style:text-properties style:text-underline-type="single" style:text-underline-style="solid" style:text-underline-width="auto" style:text-underline-mode="continuous"/>
    </style:style>
    <style:style style:name="P166" style:parent-style-name="Paragrafoelenco" style:list-style-name="LFO9" style:family="paragraph"/>
    <style:style style:name="T16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68" style:parent-style-name="Car.predefinitoparagrafo" style:family="text">
      <style:text-properties style:text-underline-type="single" style:text-underline-style="solid" style:text-underline-width="auto" style:text-underline-mode="continuous"/>
    </style:style>
    <style:style style:name="T169" style:parent-style-name="Car.predefinitoparagrafo" style:family="text">
      <style:text-properties fo:font-weight="bold" style:font-weight-asian="bold" style:font-weight-complex="bold" fo:font-style="italic" style:font-style-asian="italic" style:font-style-complex="italic"/>
    </style:style>
    <style:style style:name="P170" style:parent-style-name="Paragrafoelenco" style:list-style-name="LFO10" style:family="paragraph"/>
    <style:style style:name="T17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72" style:parent-style-name="Paragrafoelenco" style:list-style-name="LFO10" style:family="paragraph"/>
    <style:style style:name="P173" style:parent-style-name="Paragrafoelenco" style:list-style-name="LFO10" style:family="paragraph"/>
    <style:style style:name="T17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175" style:parent-style-name="Paragrafoelenco" style:list-style-name="LFO10" style:family="paragraph"/>
    <style:style style:name="P176" style:parent-style-name="Paragrafoelenco" style:list-style-name="LFO10" style:family="paragraph"/>
    <style:style style:name="P177" style:parent-style-name="Paragrafoelenco" style:list-style-name="LFO10" style:family="paragraph"/>
    <style:style style:name="P178" style:parent-style-name="Paragrafoelenco" style:list-style-name="LFO11" style:family="paragraph">
      <style:paragraph-properties fo:line-height="115%"/>
    </style:style>
    <style:style style:name="T17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0" style:parent-style-name="Paragrafoelenco" style:list-style-name="LFO11" style:family="paragraph">
      <style:paragraph-properties fo:line-height="115%"/>
    </style:style>
    <style:style style:name="T18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2" style:parent-style-name="Paragrafoelenco" style:list-style-name="LFO11" style:family="paragraph">
      <style:paragraph-properties fo:line-height="115%"/>
    </style:style>
    <style:style style:name="T18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4" style:parent-style-name="Paragrafoelenco" style:list-style-name="LFO11" style:family="paragraph">
      <style:paragraph-properties fo:line-height="115%"/>
    </style:style>
    <style:style style:name="T18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6" style:parent-style-name="Paragrafoelenco" style:list-style-name="LFO11" style:family="paragraph">
      <style:paragraph-properties fo:line-height="115%"/>
    </style:style>
    <style:style style:name="T18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8" style:parent-style-name="Paragrafoelenco" style:list-style-name="LFO11" style:family="paragraph">
      <style:paragraph-properties fo:line-height="115%"/>
    </style:style>
    <style:style style:name="T18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0" style:parent-style-name="Paragrafoelenco" style:list-style-name="LFO11" style:family="paragraph">
      <style:paragraph-properties fo:line-height="115%"/>
    </style:style>
    <style:style style:name="T191"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2" style:parent-style-name="Paragrafoelenco" style:list-style-name="LFO11" style:family="paragraph">
      <style:paragraph-properties fo:line-height="115%"/>
    </style:style>
    <style:style style:name="T19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4" style:parent-style-name="Paragrafoelenco" style:list-style-name="LFO11" style:family="paragraph">
      <style:paragraph-properties fo:line-height="115%"/>
    </style:style>
    <style:style style:name="T19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6" style:parent-style-name="Paragrafoelenco" style:list-style-name="LFO11" style:family="paragraph">
      <style:paragraph-properties fo:line-height="115%"/>
    </style:style>
    <style:style style:name="P197" style:parent-style-name="Paragrafoelenco" style:list-style-name="LFO12" style:family="paragraph">
      <style:paragraph-properties fo:line-height="115%"/>
    </style:style>
    <style:style style:name="P198" style:parent-style-name="Paragrafoelenco" style:list-style-name="LFO12" style:family="paragraph">
      <style:paragraph-properties fo:line-height="115%"/>
    </style:style>
    <style:style style:name="P199" style:parent-style-name="Paragrafoelenco" style:list-style-name="LFO12" style:family="paragraph">
      <style:paragraph-properties fo:line-height="115%"/>
    </style:style>
    <style:style style:name="P200" style:parent-style-name="Paragrafoelenco" style:list-style-name="LFO12" style:family="paragraph">
      <style:paragraph-properties fo:line-height="115%"/>
    </style:style>
    <style:style style:name="P201" style:parent-style-name="Paragrafoelenco" style:list-style-name="LFO12" style:family="paragraph">
      <style:paragraph-properties fo:line-height="115%"/>
    </style:style>
    <style:style style:name="P202" style:parent-style-name="Paragrafoelenco" style:list-style-name="LFO12" style:family="paragraph">
      <style:paragraph-properties fo:line-height="115%"/>
    </style:style>
    <style:style style:name="P203" style:parent-style-name="Paragrafoelenco" style:list-style-name="LFO12" style:family="paragraph">
      <style:paragraph-properties fo:line-height="115%"/>
    </style:style>
    <style:style style:name="P204" style:parent-style-name="Paragrafoelenco" style:list-style-name="LFO11" style:family="paragraph">
      <style:paragraph-properties fo:line-height="115%"/>
    </style:style>
    <style:style style:name="T20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06" style:parent-style-name="Paragrafoelenco" style:list-style-name="LFO11" style:family="paragraph">
      <style:paragraph-properties fo:line-height="115%"/>
    </style:style>
    <style:style style:name="P207" style:parent-style-name="Paragrafoelenco" style:list-style-name="LFO12" style:family="paragraph">
      <style:paragraph-properties fo:line-height="115%"/>
    </style:style>
    <style:style style:name="P208" style:parent-style-name="Paragrafoelenco" style:list-style-name="LFO12" style:family="paragraph">
      <style:paragraph-properties fo:line-height="115%"/>
    </style:style>
    <style:style style:name="P209" style:parent-style-name="Paragrafoelenco" style:list-style-name="LFO12" style:family="paragraph">
      <style:paragraph-properties fo:line-height="115%"/>
    </style:style>
    <style:style style:name="P210" style:parent-style-name="Paragrafoelenco" style:list-style-name="LFO12" style:family="paragraph">
      <style:paragraph-properties fo:line-height="115%"/>
    </style:style>
    <style:style style:name="P211" style:parent-style-name="Paragrafoelenco" style:list-style-name="LFO12" style:family="paragraph">
      <style:paragraph-properties fo:line-height="115%"/>
    </style:style>
    <style:style style:name="P212" style:parent-style-name="Paragrafoelenco" style:list-style-name="LFO12" style:family="paragraph">
      <style:paragraph-properties fo:line-height="115%"/>
    </style:style>
    <style:style style:name="P213" style:parent-style-name="Paragrafoelenco" style:list-style-name="LFO12" style:family="paragraph">
      <style:paragraph-properties fo:line-height="115%"/>
    </style:style>
    <style:style style:name="P214" style:parent-style-name="Paragrafoelenco" style:list-style-name="LFO11" style:family="paragraph">
      <style:paragraph-properties fo:line-height="115%"/>
    </style:style>
    <style:style style:name="T21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6" style:parent-style-name="Paragrafoelenco" style:list-style-name="LFO12" style:family="paragraph">
      <style:paragraph-properties fo:line-height="115%"/>
    </style:style>
    <style:style style:name="P217" style:parent-style-name="Paragrafoelenco" style:list-style-name="LFO12" style:family="paragraph">
      <style:paragraph-properties fo:line-height="115%"/>
    </style:style>
    <style:style style:name="P218" style:parent-style-name="Paragrafoelenco" style:list-style-name="LFO12" style:family="paragraph">
      <style:paragraph-properties fo:line-height="115%"/>
    </style:style>
    <style:style style:name="P219" style:parent-style-name="Paragrafoelenco" style:list-style-name="LFO12" style:family="paragraph">
      <style:paragraph-properties fo:line-height="115%"/>
    </style:style>
    <style:style style:name="P220" style:parent-style-name="Paragrafoelenco" style:list-style-name="LFO12" style:family="paragraph">
      <style:paragraph-properties fo:line-height="115%"/>
    </style:style>
    <style:style style:name="P221" style:parent-style-name="Paragrafoelenco" style:list-style-name="LFO12" style:family="paragraph">
      <style:paragraph-properties fo:line-height="115%"/>
    </style:style>
    <style:style style:name="P222" style:parent-style-name="Paragrafoelenco" style:list-style-name="LFO12" style:family="paragraph">
      <style:paragraph-properties fo:line-height="115%"/>
    </style:style>
    <style:style style:name="P223" style:parent-style-name="Paragrafoelenco" style:list-style-name="LFO12" style:family="paragraph">
      <style:paragraph-properties fo:line-height="115%"/>
    </style:style>
    <style:style style:name="P224" style:parent-style-name="Paragrafoelenco" style:list-style-name="LFO11" style:family="paragraph">
      <style:paragraph-properties fo:line-height="115%"/>
    </style:style>
    <style:style style:name="T22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6" style:parent-style-name="Paragrafoelenco" style:list-style-name="LFO13" style:family="paragraph">
      <style:paragraph-properties fo:line-height="115%"/>
    </style:style>
    <style:style style:name="T22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28" style:parent-style-name="Car.predefinitoparagrafo" style:family="text">
      <style:text-properties style:font-name="Consolas" style:font-name-complex="Consolas" fo:color="#6F008A" fo:font-size="9.5pt" style:font-size-asian="9.5pt" style:font-size-complex="9.5pt"/>
    </style:style>
    <style:style style:name="T229"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30" style:parent-style-name="Paragrafoelenco" style:list-style-name="LFO13" style:family="paragraph">
      <style:paragraph-properties fo:line-height="115%"/>
    </style:style>
    <style:style style:name="T231" style:parent-style-name="Car.predefinitoparagrafo" style:family="text">
      <style:text-properties style:text-underline-type="single" style:text-underline-style="solid" style:text-underline-width="auto" style:text-underline-mode="continuous"/>
    </style:style>
    <style:style style:name="P232" style:parent-style-name="Paragrafoelenco" style:list-style-name="LFO13" style:family="paragraph">
      <style:paragraph-properties fo:line-height="115%"/>
    </style:style>
    <style:style style:name="T233" style:parent-style-name="Car.predefinitoparagrafo" style:family="text">
      <style:text-properties fo:font-style="italic" style:font-style-asian="italic" style:font-style-complex="italic"/>
    </style:style>
    <style:style style:name="P234" style:parent-style-name="Paragrafoelenco" style:list-style-name="LFO13" style:family="paragraph">
      <style:paragraph-properties fo:line-height="115%"/>
    </style:style>
    <style:style style:name="T235" style:parent-style-name="Car.predefinitoparagrafo" style:family="text">
      <style:text-properties fo:font-style="italic" style:font-style-asian="italic" style:font-style-complex="italic"/>
    </style:style>
    <style:style style:name="P236" style:parent-style-name="Paragrafoelenco" style:list-style-name="LFO13" style:family="paragraph">
      <style:paragraph-properties fo:line-height="115%"/>
    </style:style>
    <style:style style:name="T237" style:parent-style-name="Car.predefinitoparagrafo" style:family="text">
      <style:text-properties fo:font-style="italic" style:font-style-asian="italic" style:font-style-complex="italic"/>
    </style:style>
    <style:style style:name="P238" style:parent-style-name="Paragrafoelenco" style:list-style-name="Stile1" style:family="paragraph">
      <style:paragraph-properties fo:line-height="115%"/>
    </style:style>
    <style:style style:name="T23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40" style:parent-style-name="Paragrafoelenco" style:list-style-name="LFO14" style:family="paragraph">
      <style:paragraph-properties fo:line-height="115%"/>
    </style:style>
    <style:style style:name="P241" style:parent-style-name="Paragrafoelenco" style:list-style-name="LFO14" style:family="paragraph">
      <style:paragraph-properties fo:line-height="115%"/>
    </style:style>
    <style:style style:name="P242" style:parent-style-name="Paragrafoelenco" style:list-style-name="LFO14" style:family="paragraph">
      <style:paragraph-properties fo:line-height="115%"/>
    </style:style>
    <style:style style:name="P243" style:parent-style-name="Paragrafoelenco" style:list-style-name="LFO14" style:family="paragraph">
      <style:paragraph-properties fo:line-height="115%"/>
    </style:style>
    <style:style style:name="P244" style:parent-style-name="Paragrafoelenco" style:list-style-name="LFO14" style:family="paragraph">
      <style:paragraph-properties fo:line-height="115%"/>
    </style:style>
    <style:style style:name="P245" style:parent-style-name="Paragrafoelenco" style:list-style-name="LFO14" style:family="paragraph">
      <style:paragraph-properties fo:line-height="115%"/>
    </style:style>
    <style:style style:name="P246" style:parent-style-name="Paragrafoelenco" style:list-style-name="LFO14" style:family="paragraph">
      <style:paragraph-properties fo:line-height="115%"/>
    </style:style>
    <style:style style:name="P247" style:parent-style-name="Paragrafoelenco" style:list-style-name="LFO14" style:family="paragraph">
      <style:paragraph-properties fo:line-height="115%"/>
    </style:style>
    <style:style style:name="P248" style:parent-style-name="Paragrafoelenco" style:list-style-name="Stile1" style:family="paragraph">
      <style:paragraph-properties fo:line-height="115%"/>
    </style:style>
    <style:style style:name="T24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0" style:parent-style-name="Paragrafoelenco" style:list-style-name="LFO15" style:family="paragraph">
      <style:paragraph-properties fo:line-height="115%"/>
    </style:style>
    <style:style style:name="P251" style:parent-style-name="Paragrafoelenco" style:list-style-name="LFO15" style:family="paragraph">
      <style:paragraph-properties fo:line-height="115%"/>
    </style:style>
    <style:style style:name="P252" style:parent-style-name="Paragrafoelenco" style:list-style-name="LFO15" style:family="paragraph">
      <style:paragraph-properties fo:line-height="115%"/>
    </style:style>
    <style:style style:name="P253" style:parent-style-name="Paragrafoelenco" style:list-style-name="Stile1" style:family="paragraph">
      <style:paragraph-properties fo:line-height="115%"/>
    </style:style>
    <style:style style:name="T25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5" style:parent-style-name="Paragrafoelenco" style:list-style-name="LFO16" style:family="paragraph">
      <style:paragraph-properties fo:line-height="115%"/>
    </style:style>
    <style:style style:name="P256" style:parent-style-name="Paragrafoelenco" style:list-style-name="LFO16" style:family="paragraph">
      <style:paragraph-properties fo:line-height="115%"/>
    </style:style>
    <style:style style:name="P257" style:parent-style-name="Paragrafoelenco" style:list-style-name="LFO16" style:family="paragraph">
      <style:paragraph-properties fo:line-height="115%"/>
    </style:style>
    <style:style style:name="P258" style:parent-style-name="Paragrafoelenco" style:list-style-name="Stile1" style:family="paragraph">
      <style:paragraph-properties fo:line-height="115%"/>
    </style:style>
    <style:style style:name="T25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60" style:parent-style-name="Paragrafoelenco" style:list-style-name="LFO17" style:family="paragraph">
      <style:paragraph-properties fo:line-height="115%"/>
    </style:style>
    <style:style style:name="P261" style:parent-style-name="Paragrafoelenco" style:list-style-name="LFO17" style:family="paragraph">
      <style:paragraph-properties fo:line-height="115%"/>
    </style:style>
    <style:style style:name="P262" style:parent-style-name="Paragrafoelenco" style:list-style-name="LFO17" style:family="paragraph">
      <style:paragraph-properties fo:line-height="115%"/>
    </style:style>
    <style:style style:name="P263" style:parent-style-name="Normale" style:family="paragraph">
      <style:paragraph-properties fo:line-height="115%"/>
    </style:style>
    <style:style style:name="P264" style:parent-style-name="Normale" style:family="paragraph">
      <style:paragraph-properties fo:line-height="115%"/>
    </style:style>
    <style:style style:name="P265" style:parent-style-name="Normale" style:family="paragraph">
      <style:paragraph-properties fo:line-height="115%"/>
    </style:style>
    <style:style style:name="T266" style:parent-style-name="Car.predefinitoparagrafo" style:family="text">
      <style:text-properties fo:font-weight="bold" style:font-weight-asian="bold" style:font-weight-complex="bold"/>
    </style:style>
    <style:style style:name="P267" style:parent-style-name="Paragrafoelenco" style:list-style-name="LFO18" style:family="paragraph">
      <style:paragraph-properties fo:line-height="115%"/>
    </style:style>
    <style:style style:name="P268" style:parent-style-name="Paragrafoelenco" style:list-style-name="LFO18" style:family="paragraph">
      <style:paragraph-properties fo:line-height="115%"/>
    </style:style>
    <style:style style:name="P269" style:parent-style-name="Paragrafoelenco" style:list-style-name="LFO18" style:family="paragraph">
      <style:paragraph-properties fo:line-height="115%"/>
    </style:style>
    <style:style style:name="P270" style:parent-style-name="Paragrafoelenco" style:list-style-name="LFO18" style:family="paragraph">
      <style:paragraph-properties fo:line-height="115%"/>
    </style:style>
    <style:style style:name="P271" style:parent-style-name="Paragrafoelenco" style:list-style-name="LFO18" style:family="paragraph">
      <style:paragraph-properties fo:line-height="115%"/>
    </style:style>
    <style:style style:name="P272" style:parent-style-name="Paragrafoelenco" style:list-style-name="LFO18" style:family="paragraph">
      <style:paragraph-properties fo:line-height="115%"/>
    </style:style>
    <style:style style:name="P273" style:parent-style-name="Paragrafoelenco" style:list-style-name="LFO18" style:family="paragraph">
      <style:paragraph-properties fo:line-height="115%"/>
    </style:style>
    <style:style style:name="P274" style:parent-style-name="Paragrafoelenco" style:list-style-name="LFO18" style:family="paragraph">
      <style:paragraph-properties fo:line-height="115%"/>
    </style:style>
    <style:style style:name="P275" style:parent-style-name="Paragrafoelenco" style:list-style-name="LFO18" style:family="paragraph">
      <style:paragraph-properties fo:line-height="115%"/>
    </style:style>
    <style:style style:name="P276" style:parent-style-name="Paragrafoelenco" style:list-style-name="LFO18" style:family="paragraph">
      <style:paragraph-properties fo:line-height="115%"/>
    </style:style>
    <style:style style:name="P277" style:parent-style-name="Paragrafoelenco" style:list-style-name="LFO18" style:family="paragraph">
      <style:paragraph-properties fo:line-height="115%"/>
    </style:style>
    <style:style style:name="P278" style:parent-style-name="Paragrafoelenco" style:list-style-name="LFO18" style:family="paragraph">
      <style:paragraph-properties fo:line-height="115%"/>
    </style:style>
    <style:style style:name="P279" style:parent-style-name="Paragrafoelenco" style:list-style-name="LFO18" style:family="paragraph">
      <style:paragraph-properties fo:line-height="115%"/>
    </style:style>
    <style:style style:name="P280" style:parent-style-name="Paragrafoelenco" style:list-style-name="LFO18" style:family="paragraph">
      <style:paragraph-properties fo:line-height="115%"/>
    </style:style>
    <style:style style:name="P281" style:parent-style-name="Paragrafoelenco" style:list-style-name="LFO18" style:family="paragraph">
      <style:paragraph-properties fo:line-height="115%"/>
    </style:style>
    <style:style style:name="P282" style:parent-style-name="Paragrafoelenco" style:list-style-name="LFO18" style:family="paragraph">
      <style:paragraph-properties fo:line-height="115%"/>
    </style:style>
    <style:style style:name="P283" style:parent-style-name="Paragrafoelenco" style:list-style-name="LFO18" style:family="paragraph">
      <style:paragraph-properties fo:line-height="115%"/>
    </style:style>
    <style:style style:name="P284" style:parent-style-name="Paragrafoelenco" style:list-style-name="LFO18" style:family="paragraph">
      <style:paragraph-properties fo:line-height="115%"/>
    </style:style>
    <style:style style:name="P285" style:parent-style-name="Paragrafoelenco" style:list-style-name="LFO18" style:family="paragraph">
      <style:paragraph-properties fo:line-height="115%"/>
    </style:style>
    <style:style style:name="P286" style:parent-style-name="Paragrafoelenco" style:list-style-name="LFO18" style:family="paragraph">
      <style:paragraph-properties fo:line-height="115%"/>
    </style:style>
    <style:style style:name="P287" style:parent-style-name="Paragrafoelenco" style:list-style-name="LFO18" style:family="paragraph">
      <style:paragraph-properties fo:line-height="115%"/>
    </style:style>
    <style:style style:name="P288" style:parent-style-name="Paragrafoelenco" style:list-style-name="LFO18" style:family="paragraph">
      <style:paragraph-properties fo:line-height="115%"/>
    </style:style>
    <style:style style:name="P289" style:parent-style-name="Paragrafoelenco" style:list-style-name="LFO18" style:family="paragraph">
      <style:paragraph-properties fo:line-height="115%"/>
    </style:style>
    <style:style style:name="P290" style:parent-style-name="Paragrafoelenco" style:list-style-name="LFO18" style:family="paragraph">
      <style:paragraph-properties fo:line-height="115%"/>
    </style:style>
    <style:style style:name="P291" style:parent-style-name="Paragrafoelenco" style:list-style-name="LFO18" style:family="paragraph">
      <style:paragraph-properties fo:line-height="115%"/>
    </style:style>
    <style:style style:name="P292" style:parent-style-name="Paragrafoelenco" style:list-style-name="LFO18" style:family="paragraph">
      <style:paragraph-properties fo:line-height="115%"/>
    </style:style>
    <style:style style:name="P293" style:parent-style-name="Paragrafoelenco" style:list-style-name="LFO18" style:family="paragraph">
      <style:paragraph-properties fo:line-height="115%"/>
    </style:style>
    <style:style style:name="P294" style:parent-style-name="Paragrafoelenco" style:list-style-name="LFO18" style:family="paragraph">
      <style:paragraph-properties fo:line-height="115%"/>
    </style:style>
    <style:style style:name="P295" style:parent-style-name="Paragrafoelenco" style:list-style-name="LFO18" style:family="paragraph">
      <style:paragraph-properties fo:line-height="115%"/>
    </style:style>
    <style:style style:name="P296" style:parent-style-name="Paragrafoelenco" style:list-style-name="LFO18" style:family="paragraph">
      <style:paragraph-properties fo:line-height="115%"/>
    </style:style>
    <style:style style:name="P297" style:parent-style-name="Paragrafoelenco" style:list-style-name="LFO18" style:family="paragraph">
      <style:paragraph-properties fo:line-height="115%"/>
    </style:style>
    <style:style style:name="P298" style:parent-style-name="Paragrafoelenco" style:list-style-name="LFO18" style:family="paragraph">
      <style:paragraph-properties fo:line-height="115%"/>
    </style:style>
    <style:style style:name="P299" style:parent-style-name="Paragrafoelenco" style:list-style-name="LFO18" style:family="paragraph">
      <style:paragraph-properties fo:line-height="115%"/>
    </style:style>
    <style:style style:name="P300" style:parent-style-name="Paragrafoelenco" style:list-style-name="LFO18" style:family="paragraph">
      <style:paragraph-properties fo:line-height="115%"/>
    </style:style>
    <style:style style:name="P301" style:parent-style-name="Paragrafoelenco" style:list-style-name="LFO18" style:family="paragraph">
      <style:paragraph-properties fo:line-height="115%"/>
    </style:style>
    <style:style style:name="P302" style:parent-style-name="Paragrafoelenco" style:list-style-name="LFO18" style:family="paragraph">
      <style:paragraph-properties fo:line-height="115%"/>
    </style:style>
    <style:style style:name="P303" style:parent-style-name="Paragrafoelenco" style:list-style-name="LFO18" style:family="paragraph">
      <style:paragraph-properties fo:line-height="115%"/>
    </style:style>
    <style:style style:name="P304" style:parent-style-name="Paragrafoelenco" style:list-style-name="LFO18" style:family="paragraph">
      <style:paragraph-properties fo:line-height="115%"/>
    </style:style>
    <style:style style:name="P305" style:parent-style-name="Paragrafoelenco" style:list-style-name="LFO18" style:family="paragraph">
      <style:paragraph-properties fo:line-height="115%"/>
    </style:style>
    <style:style style:name="P306" style:parent-style-name="Paragrafoelenco" style:list-style-name="LFO18" style:family="paragraph">
      <style:paragraph-properties fo:line-height="115%"/>
    </style:style>
    <style:style style:name="P307" style:parent-style-name="Paragrafoelenco" style:list-style-name="LFO18" style:family="paragraph">
      <style:paragraph-properties fo:line-height="115%"/>
    </style:style>
    <style:style style:name="P308" style:parent-style-name="Paragrafoelenco" style:list-style-name="LFO18" style:family="paragraph">
      <style:paragraph-properties fo:line-height="115%"/>
    </style:style>
    <style:style style:name="P309" style:parent-style-name="Paragrafoelenco" style:list-style-name="LFO18" style:family="paragraph">
      <style:paragraph-properties fo:line-height="115%"/>
    </style:style>
    <style:style style:name="P310" style:parent-style-name="Paragrafoelenco" style:list-style-name="LFO18" style:family="paragraph">
      <style:paragraph-properties fo:line-height="115%"/>
    </style:style>
    <style:style style:name="P311" style:parent-style-name="Paragrafoelenco" style:list-style-name="LFO18" style:family="paragraph">
      <style:paragraph-properties fo:line-height="115%"/>
    </style:style>
    <style:style style:name="P312" style:parent-style-name="Paragrafoelenco" style:list-style-name="LFO18" style:family="paragraph">
      <style:paragraph-properties fo:line-height="115%"/>
    </style:style>
    <style:style style:name="P313" style:parent-style-name="Paragrafoelenco" style:list-style-name="LFO18" style:family="paragraph">
      <style:paragraph-properties fo:line-height="115%"/>
    </style:style>
    <style:style style:name="P314" style:parent-style-name="Paragrafoelenco" style:list-style-name="LFO18" style:family="paragraph">
      <style:paragraph-properties fo:line-height="115%"/>
    </style:style>
    <style:style style:name="P315" style:parent-style-name="Paragrafoelenco" style:list-style-name="LFO18" style:family="paragraph">
      <style:paragraph-properties fo:line-height="115%"/>
    </style:style>
    <style:style style:name="P316" style:parent-style-name="Paragrafoelenco" style:list-style-name="LFO18" style:family="paragraph">
      <style:paragraph-properties fo:line-height="115%"/>
    </style:style>
    <style:style style:name="P317" style:parent-style-name="Paragrafoelenco" style:list-style-name="LFO18" style:family="paragraph">
      <style:paragraph-properties fo:line-height="115%"/>
    </style:style>
    <style:style style:name="P318" style:parent-style-name="Paragrafoelenco" style:list-style-name="LFO18" style:family="paragraph">
      <style:paragraph-properties fo:line-height="115%"/>
    </style:style>
    <style:style style:name="P319" style:parent-style-name="Paragrafoelenco" style:list-style-name="LFO18" style:family="paragraph">
      <style:paragraph-properties fo:line-height="115%"/>
    </style:style>
    <style:style style:name="P320" style:parent-style-name="Paragrafoelenco" style:list-style-name="LFO18" style:family="paragraph">
      <style:paragraph-properties fo:line-height="115%"/>
    </style:style>
    <style:style style:name="P321" style:parent-style-name="Paragrafoelenco" style:list-style-name="LFO18" style:family="paragraph">
      <style:paragraph-properties fo:line-height="115%"/>
    </style:style>
    <style:style style:name="P322" style:parent-style-name="Paragrafoelenco" style:list-style-name="LFO18" style:family="paragraph">
      <style:paragraph-properties fo:line-height="115%"/>
    </style:style>
    <style:style style:name="P323" style:parent-style-name="Paragrafoelenco" style:list-style-name="LFO18" style:family="paragraph">
      <style:paragraph-properties fo:line-height="115%"/>
    </style:style>
    <style:style style:name="P324" style:parent-style-name="Paragrafoelenco" style:list-style-name="LFO18" style:family="paragraph">
      <style:paragraph-properties fo:line-height="115%"/>
    </style:style>
    <style:style style:name="P325" style:parent-style-name="Paragrafoelenco" style:list-style-name="LFO18" style:family="paragraph">
      <style:paragraph-properties fo:line-height="115%"/>
    </style:style>
    <style:style style:name="P326" style:parent-style-name="Paragrafoelenco" style:list-style-name="LFO18" style:family="paragraph">
      <style:paragraph-properties fo:line-height="115%"/>
    </style:style>
    <style:style style:name="P327" style:parent-style-name="Paragrafoelenco" style:list-style-name="LFO18" style:family="paragraph">
      <style:paragraph-properties fo:line-height="115%"/>
    </style:style>
    <style:style style:name="P328" style:parent-style-name="Paragrafoelenco" style:list-style-name="LFO18" style:family="paragraph">
      <style:paragraph-properties fo:line-height="115%"/>
    </style:style>
    <style:style style:name="P329" style:parent-style-name="Paragrafoelenco" style:list-style-name="LFO18" style:family="paragraph">
      <style:paragraph-properties fo:line-height="115%"/>
    </style:style>
    <style:style style:name="P330" style:parent-style-name="Paragrafoelenco" style:list-style-name="LFO18" style:family="paragraph">
      <style:paragraph-properties fo:line-height="115%"/>
    </style:style>
    <style:style style:name="P331" style:parent-style-name="Paragrafoelenco" style:list-style-name="LFO18" style:family="paragraph">
      <style:paragraph-properties fo:line-height="115%"/>
    </style:style>
    <style:style style:name="P332" style:parent-style-name="Paragrafoelenco" style:list-style-name="LFO18" style:family="paragraph">
      <style:paragraph-properties fo:line-height="115%"/>
    </style:style>
    <style:style style:name="P333" style:parent-style-name="Paragrafoelenco" style:list-style-name="LFO18" style:family="paragraph">
      <style:paragraph-properties fo:line-height="115%"/>
    </style:style>
    <style:style style:name="P334" style:parent-style-name="Paragrafoelenco" style:list-style-name="LFO18" style:family="paragraph">
      <style:paragraph-properties fo:line-height="115%"/>
    </style:style>
    <style:style style:name="P335" style:parent-style-name="Paragrafoelenco" style:list-style-name="LFO18" style:family="paragraph">
      <style:paragraph-properties fo:line-height="115%"/>
    </style:style>
    <style:style style:name="P336" style:parent-style-name="Paragrafoelenco" style:list-style-name="LFO18" style:family="paragraph">
      <style:paragraph-properties fo:line-height="115%"/>
    </style:style>
    <style:style style:name="P337" style:parent-style-name="Paragrafoelenco" style:list-style-name="LFO18" style:family="paragraph">
      <style:paragraph-properties fo:line-height="115%"/>
    </style:style>
    <style:style style:name="P338" style:parent-style-name="Paragrafoelenco" style:list-style-name="LFO18" style:family="paragraph">
      <style:paragraph-properties fo:line-height="115%"/>
    </style:style>
    <style:style style:name="P339" style:parent-style-name="Paragrafoelenco" style:list-style-name="LFO18" style:family="paragraph">
      <style:paragraph-properties fo:line-height="115%"/>
    </style:style>
    <style:style style:name="P340" style:parent-style-name="Paragrafoelenco" style:list-style-name="LFO18" style:family="paragraph">
      <style:paragraph-properties fo:line-height="115%"/>
    </style:style>
    <style:style style:name="P341" style:parent-style-name="Paragrafoelenco" style:list-style-name="LFO18" style:family="paragraph">
      <style:paragraph-properties fo:line-height="115%"/>
    </style:style>
    <style:style style:name="P342" style:parent-style-name="Paragrafoelenco" style:list-style-name="LFO18" style:family="paragraph">
      <style:paragraph-properties fo:line-height="115%"/>
    </style:style>
    <style:style style:name="P343" style:parent-style-name="Paragrafoelenco" style:list-style-name="LFO18" style:family="paragraph">
      <style:paragraph-properties fo:line-height="115%"/>
    </style:style>
    <style:style style:name="P344" style:parent-style-name="Paragrafoelenco" style:list-style-name="LFO18" style:family="paragraph">
      <style:paragraph-properties fo:line-height="115%"/>
    </style:style>
    <style:style style:name="P345" style:parent-style-name="Paragrafoelenco" style:list-style-name="LFO18" style:family="paragraph">
      <style:paragraph-properties fo:line-height="115%"/>
    </style:style>
    <style:style style:name="P346" style:parent-style-name="Paragrafoelenco" style:list-style-name="LFO18" style:family="paragraph">
      <style:paragraph-properties fo:line-height="115%"/>
    </style:style>
    <style:style style:name="P347" style:parent-style-name="Paragrafoelenco" style:list-style-name="LFO18" style:family="paragraph">
      <style:paragraph-properties fo:line-height="115%"/>
    </style:style>
    <style:style style:name="P348" style:parent-style-name="Paragrafoelenco" style:list-style-name="LFO18" style:family="paragraph">
      <style:paragraph-properties fo:line-height="115%"/>
    </style:style>
    <style:style style:name="P349" style:parent-style-name="Paragrafoelenco" style:list-style-name="LFO18" style:family="paragraph">
      <style:paragraph-properties fo:line-height="115%"/>
    </style:style>
    <style:style style:name="P350" style:parent-style-name="Paragrafoelenco" style:list-style-name="LFO18" style:family="paragraph">
      <style:paragraph-properties fo:line-height="115%"/>
    </style:style>
    <style:style style:name="P351" style:parent-style-name="Paragrafoelenco" style:list-style-name="LFO18" style:family="paragraph">
      <style:paragraph-properties fo:line-height="115%"/>
    </style:style>
    <style:style style:name="P352" style:parent-style-name="Paragrafoelenco" style:list-style-name="LFO18" style:family="paragraph">
      <style:paragraph-properties fo:line-height="115%"/>
    </style:style>
    <style:style style:name="P353" style:parent-style-name="Paragrafoelenco" style:list-style-name="LFO18" style:family="paragraph">
      <style:paragraph-properties fo:line-height="115%"/>
    </style:style>
    <style:style style:name="P354" style:parent-style-name="Paragrafoelenco" style:list-style-name="LFO18" style:family="paragraph">
      <style:paragraph-properties fo:line-height="115%"/>
    </style:style>
    <style:style style:name="P355" style:parent-style-name="Paragrafoelenco" style:list-style-name="LFO18" style:family="paragraph">
      <style:paragraph-properties fo:line-height="115%"/>
    </style:style>
    <style:style style:name="P356" style:parent-style-name="Paragrafoelenco" style:list-style-name="LFO18" style:family="paragraph">
      <style:paragraph-properties fo:line-height="115%"/>
    </style:style>
    <style:style style:name="P357" style:parent-style-name="Paragrafoelenco" style:list-style-name="LFO18" style:family="paragraph">
      <style:paragraph-properties fo:line-height="115%"/>
    </style:style>
    <style:style style:name="P358" style:parent-style-name="Paragrafoelenco" style:list-style-name="LFO18" style:family="paragraph">
      <style:paragraph-properties fo:line-height="115%"/>
    </style:style>
    <style:style style:name="P359" style:parent-style-name="Paragrafoelenco" style:list-style-name="LFO18" style:family="paragraph">
      <style:paragraph-properties fo:line-height="115%"/>
    </style:style>
    <style:style style:name="P360" style:parent-style-name="Paragrafoelenco" style:list-style-name="LFO18" style:family="paragraph">
      <style:paragraph-properties fo:line-height="115%"/>
    </style:style>
    <style:style style:name="P361" style:parent-style-name="Paragrafoelenco" style:list-style-name="LFO18" style:family="paragraph">
      <style:paragraph-properties fo:line-height="115%"/>
    </style:style>
    <style:style style:name="P362" style:parent-style-name="Paragrafoelenco" style:list-style-name="LFO18" style:family="paragraph">
      <style:paragraph-properties fo:line-height="115%"/>
    </style:style>
    <style:style style:name="P363" style:parent-style-name="Paragrafoelenco" style:list-style-name="LFO18" style:family="paragraph">
      <style:paragraph-properties fo:line-height="115%"/>
    </style:style>
    <style:style style:name="P364" style:parent-style-name="Paragrafoelenco" style:list-style-name="LFO18" style:family="paragraph">
      <style:paragraph-properties fo:line-height="115%"/>
    </style:style>
    <style:style style:name="P365" style:parent-style-name="Paragrafoelenco" style:list-style-name="LFO18" style:family="paragraph">
      <style:paragraph-properties fo:line-height="115%"/>
    </style:style>
    <style:style style:name="P366" style:parent-style-name="Paragrafoelenco" style:list-style-name="LFO18" style:family="paragraph">
      <style:paragraph-properties fo:line-height="115%"/>
    </style:style>
    <style:style style:name="P367" style:parent-style-name="Paragrafoelenco" style:list-style-name="LFO18" style:family="paragraph">
      <style:paragraph-properties fo:line-height="115%"/>
    </style:style>
    <style:style style:name="P368" style:parent-style-name="Paragrafoelenco" style:list-style-name="LFO18" style:family="paragraph">
      <style:paragraph-properties fo:line-height="115%"/>
    </style:style>
    <style:style style:name="P369" style:parent-style-name="Paragrafoelenco" style:list-style-name="LFO18" style:family="paragraph">
      <style:paragraph-properties fo:line-height="115%"/>
    </style:style>
    <style:style style:name="P370" style:parent-style-name="Paragrafoelenco" style:list-style-name="LFO18" style:family="paragraph">
      <style:paragraph-properties fo:line-height="115%"/>
    </style:style>
    <style:style style:name="P371" style:parent-style-name="Paragrafoelenco" style:list-style-name="LFO18" style:family="paragraph">
      <style:paragraph-properties fo:line-height="115%"/>
    </style:style>
    <style:style style:name="P372" style:parent-style-name="Paragrafoelenco" style:list-style-name="LFO18" style:family="paragraph">
      <style:paragraph-properties fo:line-height="115%"/>
    </style:style>
    <style:style style:name="P373" style:parent-style-name="Paragrafoelenco" style:list-style-name="LFO18" style:family="paragraph">
      <style:paragraph-properties fo:line-height="115%"/>
    </style:style>
    <style:style style:name="P374" style:parent-style-name="Paragrafoelenco" style:list-style-name="LFO18" style:family="paragraph">
      <style:paragraph-properties fo:line-height="115%"/>
    </style:style>
    <style:style style:name="P375" style:parent-style-name="Paragrafoelenco" style:list-style-name="LFO18" style:family="paragraph">
      <style:paragraph-properties fo:line-height="115%"/>
    </style:style>
    <style:style style:name="P376" style:parent-style-name="Paragrafoelenco" style:list-style-name="LFO18" style:family="paragraph">
      <style:paragraph-properties fo:line-height="115%"/>
    </style:style>
    <style:style style:name="P377" style:parent-style-name="Paragrafoelenco" style:list-style-name="LFO18" style:family="paragraph">
      <style:paragraph-properties fo:line-height="115%"/>
    </style:style>
    <style:style style:name="P378" style:parent-style-name="Paragrafoelenco" style:list-style-name="LFO18" style:family="paragraph">
      <style:paragraph-properties fo:line-height="115%"/>
    </style:style>
    <style:style style:name="P379" style:parent-style-name="Paragrafoelenco" style:list-style-name="LFO18" style:family="paragraph">
      <style:paragraph-properties fo:line-height="115%"/>
    </style:style>
    <style:style style:name="P380" style:parent-style-name="Paragrafoelenco" style:list-style-name="LFO18" style:family="paragraph">
      <style:paragraph-properties fo:line-height="115%"/>
    </style:style>
    <style:style style:name="P381" style:parent-style-name="Paragrafoelenco" style:list-style-name="LFO18" style:family="paragraph">
      <style:paragraph-properties fo:line-height="115%"/>
    </style:style>
    <style:style style:name="P382" style:parent-style-name="Paragrafoelenco" style:list-style-name="LFO18" style:family="paragraph">
      <style:paragraph-properties fo:line-height="115%"/>
    </style:style>
    <style:style style:name="P383" style:parent-style-name="Paragrafoelenco" style:list-style-name="LFO18" style:family="paragraph">
      <style:paragraph-properties fo:line-height="115%"/>
    </style:style>
    <style:style style:name="P384" style:parent-style-name="Paragrafoelenco" style:list-style-name="LFO18" style:family="paragraph">
      <style:paragraph-properties fo:line-height="115%"/>
    </style:style>
    <style:style style:name="P385" style:parent-style-name="Paragrafoelenco" style:list-style-name="LFO18" style:family="paragraph">
      <style:paragraph-properties fo:line-height="115%"/>
    </style:style>
    <style:style style:name="P386" style:parent-style-name="Paragrafoelenco" style:list-style-name="LFO18" style:family="paragraph">
      <style:paragraph-properties fo:line-height="115%"/>
    </style:style>
    <style:style style:name="P387" style:parent-style-name="Paragrafoelenco" style:list-style-name="LFO18" style:family="paragraph">
      <style:paragraph-properties fo:line-height="115%"/>
    </style:style>
    <style:style style:name="P388" style:parent-style-name="Paragrafoelenco" style:list-style-name="LFO18" style:family="paragraph">
      <style:paragraph-properties fo:line-height="115%"/>
    </style:style>
    <style:style style:name="P389" style:parent-style-name="Paragrafoelenco" style:list-style-name="LFO18" style:family="paragraph">
      <style:paragraph-properties fo:line-height="115%"/>
    </style:style>
    <style:style style:name="P390" style:parent-style-name="Paragrafoelenco" style:list-style-name="LFO18" style:family="paragraph">
      <style:paragraph-properties fo:line-height="115%"/>
    </style:style>
    <style:style style:name="P391" style:parent-style-name="Paragrafoelenco" style:list-style-name="LFO18" style:family="paragraph">
      <style:paragraph-properties fo:line-height="115%"/>
    </style:style>
    <style:style style:name="P392" style:parent-style-name="Paragrafoelenco" style:list-style-name="LFO18" style:family="paragraph">
      <style:paragraph-properties fo:line-height="115%"/>
    </style:style>
    <style:style style:name="P393" style:parent-style-name="Paragrafoelenco" style:list-style-name="LFO18" style:family="paragraph">
      <style:paragraph-properties fo:line-height="115%"/>
    </style:style>
    <style:style style:name="P394" style:parent-style-name="Paragrafoelenco" style:list-style-name="LFO18" style:family="paragraph">
      <style:paragraph-properties fo:line-height="115%"/>
    </style:style>
    <style:style style:name="P395" style:parent-style-name="Paragrafoelenco" style:list-style-name="LFO18" style:family="paragraph">
      <style:paragraph-properties fo:line-height="115%"/>
    </style:style>
    <style:style style:name="P396" style:parent-style-name="Paragrafoelenco" style:list-style-name="LFO18" style:family="paragraph">
      <style:paragraph-properties fo:line-height="115%"/>
    </style:style>
    <style:style style:name="P397" style:parent-style-name="Paragrafoelenco" style:list-style-name="LFO18" style:family="paragraph">
      <style:paragraph-properties fo:line-height="115%"/>
    </style:style>
    <style:style style:name="P398" style:parent-style-name="Paragrafoelenco" style:list-style-name="LFO18" style:family="paragraph">
      <style:paragraph-properties fo:line-height="115%"/>
    </style:style>
    <style:style style:name="P399" style:parent-style-name="Paragrafoelenco" style:list-style-name="LFO18" style:family="paragraph">
      <style:paragraph-properties fo:line-height="115%"/>
    </style:style>
    <style:style style:name="P400" style:parent-style-name="Paragrafoelenco" style:list-style-name="LFO18" style:family="paragraph">
      <style:paragraph-properties fo:line-height="115%"/>
    </style:style>
    <style:style style:name="P401" style:parent-style-name="Paragrafoelenco" style:list-style-name="LFO18" style:family="paragraph">
      <style:paragraph-properties fo:line-height="115%"/>
    </style:style>
    <style:style style:name="P402" style:parent-style-name="Paragrafoelenco" style:list-style-name="LFO18" style:family="paragraph">
      <style:paragraph-properties fo:line-height="115%"/>
    </style:style>
    <style:style style:name="P403" style:parent-style-name="Paragrafoelenco" style:list-style-name="LFO18" style:family="paragraph">
      <style:paragraph-properties fo:line-height="115%"/>
    </style:style>
    <style:style style:name="P404" style:parent-style-name="Paragrafoelenco" style:list-style-name="LFO18" style:family="paragraph">
      <style:paragraph-properties fo:line-height="115%"/>
    </style:style>
    <style:style style:name="P405" style:parent-style-name="Paragrafoelenco" style:list-style-name="LFO18" style:family="paragraph">
      <style:paragraph-properties fo:line-height="115%"/>
    </style:style>
    <style:style style:name="P406" style:parent-style-name="Paragrafoelenco" style:list-style-name="LFO18" style:family="paragraph">
      <style:paragraph-properties fo:line-height="115%"/>
    </style:style>
    <style:style style:name="P407" style:parent-style-name="Paragrafoelenco" style:list-style-name="LFO18" style:family="paragraph">
      <style:paragraph-properties fo:line-height="115%"/>
    </style:style>
    <style:style style:name="P408" style:parent-style-name="Paragrafoelenco" style:list-style-name="LFO18" style:family="paragraph">
      <style:paragraph-properties fo:line-height="115%"/>
    </style:style>
    <style:style style:name="P409" style:parent-style-name="Paragrafoelenco" style:list-style-name="LFO18" style:family="paragraph">
      <style:paragraph-properties fo:line-height="115%"/>
    </style:style>
    <style:style style:name="P410" style:parent-style-name="Paragrafoelenco" style:list-style-name="LFO18" style:family="paragraph">
      <style:paragraph-properties fo:line-height="115%"/>
    </style:style>
    <style:style style:name="P411" style:parent-style-name="Paragrafoelenco" style:list-style-name="LFO18" style:family="paragraph">
      <style:paragraph-properties fo:line-height="115%"/>
    </style:style>
    <style:style style:name="P412" style:parent-style-name="Paragrafoelenco" style:list-style-name="LFO18" style:family="paragraph">
      <style:paragraph-properties fo:line-height="115%"/>
    </style:style>
    <style:style style:name="P413" style:parent-style-name="Paragrafoelenco" style:list-style-name="LFO18" style:family="paragraph">
      <style:paragraph-properties fo:line-height="115%"/>
    </style:style>
    <style:style style:name="P414" style:parent-style-name="Paragrafoelenco" style:list-style-name="LFO18" style:family="paragraph">
      <style:paragraph-properties fo:line-height="115%"/>
    </style:style>
    <style:style style:name="P415" style:parent-style-name="Paragrafoelenco" style:list-style-name="LFO18" style:family="paragraph">
      <style:paragraph-properties fo:line-height="115%"/>
    </style:style>
    <style:style style:name="P416" style:parent-style-name="Paragrafoelenco" style:list-style-name="LFO18" style:family="paragraph">
      <style:paragraph-properties fo:line-height="115%"/>
    </style:style>
    <style:style style:name="P417" style:parent-style-name="Paragrafoelenco" style:list-style-name="LFO18" style:family="paragraph">
      <style:paragraph-properties fo:line-height="115%"/>
    </style:style>
    <style:style style:name="P418" style:parent-style-name="Paragrafoelenco" style:list-style-name="LFO18" style:family="paragraph">
      <style:paragraph-properties fo:line-height="115%"/>
    </style:style>
    <style:style style:name="P419" style:parent-style-name="Paragrafoelenco" style:list-style-name="LFO18" style:family="paragraph">
      <style:paragraph-properties fo:line-height="115%"/>
    </style:style>
    <style:style style:name="P420" style:parent-style-name="Paragrafoelenco" style:list-style-name="LFO18" style:family="paragraph">
      <style:paragraph-properties fo:line-height="115%"/>
    </style:style>
    <style:style style:name="P421" style:parent-style-name="Paragrafoelenco" style:list-style-name="LFO18" style:family="paragraph">
      <style:paragraph-properties fo:line-height="115%"/>
    </style:style>
    <style:style style:name="P422" style:parent-style-name="Normale" style:family="paragraph">
      <style:paragraph-properties fo:line-height="115%"/>
      <style:text-properties fo:font-weight="bold" style:font-weight-asian="bold" style:font-weight-complex="bold" style:text-underline-type="single" style:text-underline-style="solid" style:text-underline-width="auto" style:text-underline-mode="continuous"/>
    </style:style>
    <style:style style:name="T423" style:parent-style-name="Car.predefinitoparagrafo" style:family="text">
      <style:text-properties style:text-underline-type="single" style:text-underline-style="solid" style:text-underline-width="auto" style:text-underline-mode="continuous"/>
    </style:style>
    <style:style style:name="T424"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25" style:parent-style-name="Paragrafoelenco" style:list-style-name="LFO19" style:family="paragraph"/>
    <style:style style:name="P426" style:parent-style-name="Paragrafoelenco" style:list-style-name="LFO19" style:family="paragraph"/>
    <style:style style:name="T427" style:parent-style-name="Car.predefinitoparagrafo" style:family="text">
      <style:text-properties fo:font-weight="bold" style:font-weight-asian="bold" style:font-weight-complex="bold"/>
    </style:style>
    <style:style style:name="P428" style:parent-style-name="Paragrafoelenco" style:list-style-name="LFO19" style:family="paragraph"/>
    <style:style style:name="T429" style:parent-style-name="Car.predefinitoparagrafo" style:family="text">
      <style:text-properties fo:font-weight="bold" style:font-weight-asian="bold" style:font-weight-complex="bold"/>
    </style:style>
    <style:style style:name="P430" style:parent-style-name="Paragrafoelenco" style:list-style-name="LFO19" style:family="paragraph"/>
    <style:style style:name="P431" style:parent-style-name="Paragrafoelenco" style:list-style-name="LFO19" style:family="paragraph"/>
    <style:style style:name="T432" style:parent-style-name="Car.predefinitoparagrafo" style:family="text">
      <style:text-properties fo:font-weight="bold" style:font-weight-asian="bold" style:font-weight-complex="bold"/>
    </style:style>
    <style:style style:name="P433" style:parent-style-name="Paragrafoelenco" style:list-style-name="LFO19" style:family="paragraph"/>
    <style:style style:name="T434" style:parent-style-name="Car.predefinitoparagrafo" style:family="text">
      <style:text-properties fo:font-weight="bold" style:font-weight-asian="bold" style:font-weight-complex="bold"/>
    </style:style>
    <style:style style:name="P435" style:parent-style-name="Paragrafoelenco" style:list-style-name="LFO19" style:family="paragraph"/>
    <style:style style:name="T436" style:parent-style-name="Car.predefinitoparagrafo" style:family="text">
      <style:text-properties fo:font-weight="bold" style:font-weight-asian="bold" style:font-weight-complex="bold"/>
    </style:style>
    <style:style style:name="P437" style:parent-style-name="Paragrafoelenco" style:list-style-name="LFO19" style:family="paragraph"/>
    <style:style style:name="T438" style:parent-style-name="Car.predefinitoparagrafo" style:family="text">
      <style:text-properties fo:font-weight="bold" style:font-weight-asian="bold" style:font-weight-complex="bold"/>
    </style:style>
    <style:style style:name="P439" style:parent-style-name="Paragrafoelenco" style:list-style-name="LFO19" style:family="paragraph"/>
    <style:style style:name="T440" style:parent-style-name="Car.predefinitoparagrafo" style:family="text">
      <style:text-properties fo:font-weight="bold" style:font-weight-asian="bold" style:font-weight-complex="bold"/>
    </style:style>
    <style:style style:name="P441" style:parent-style-name="Paragrafoelenco" style:list-style-name="LFO19" style:family="paragraph"/>
    <style:style style:name="T442" style:parent-style-name="Car.predefinitoparagrafo" style:family="text">
      <style:text-properties fo:font-weight="bold" style:font-weight-asian="bold" style:font-weight-complex="bold"/>
    </style:style>
    <style:style style:name="P443" style:parent-style-name="Paragrafoelenco" style:list-style-name="LFO19" style:family="paragraph"/>
    <style:style style:name="T444" style:parent-style-name="Car.predefinitoparagrafo" style:family="text">
      <style:text-properties fo:font-weight="bold" style:font-weight-asian="bold" style:font-weight-complex="bold"/>
    </style:style>
    <style:style style:name="T445"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46" style:parent-style-name="Paragrafoelenco" style:list-style-name="LFO20" style:family="paragraph"/>
    <style:style style:name="P447" style:parent-style-name="Paragrafoelenco" style:list-style-name="LFO20" style:family="paragraph"/>
    <style:style style:name="T448" style:parent-style-name="Car.predefinitoparagrafo" style:family="text">
      <style:text-properties fo:font-weight="bold" style:font-weight-asian="bold" style:font-weight-complex="bold"/>
    </style:style>
    <style:style style:name="P449" style:parent-style-name="Paragrafoelenco" style:list-style-name="LFO20" style:family="paragraph"/>
    <style:style style:name="T450" style:parent-style-name="Car.predefinitoparagrafo" style:family="text">
      <style:text-properties fo:font-weight="bold" style:font-weight-asian="bold" style:font-weight-complex="bold"/>
    </style:style>
    <style:style style:name="P451" style:parent-style-name="Paragrafoelenco" style:list-style-name="LFO20" style:family="paragraph"/>
    <style:style style:name="P452" style:parent-style-name="Paragrafoelenco" style:list-style-name="LFO20" style:family="paragraph"/>
    <style:style style:name="T453" style:parent-style-name="Car.predefinitoparagrafo" style:family="text">
      <style:text-properties fo:font-weight="bold" style:font-weight-asian="bold" style:font-weight-complex="bold"/>
    </style:style>
    <style:style style:name="P454" style:parent-style-name="Paragrafoelenco" style:list-style-name="LFO20" style:family="paragraph"/>
    <style:style style:name="T455" style:parent-style-name="Car.predefinitoparagrafo" style:family="text">
      <style:text-properties fo:font-weight="bold" style:font-weight-asian="bold" style:font-weight-complex="bold"/>
    </style:style>
    <style:style style:name="P456" style:parent-style-name="Normale" style:family="paragraph">
      <style:text-properties fo:font-style="italic" style:font-style-asian="italic" style:font-style-complex="italic" style:text-underline-type="single" style:text-underline-style="solid" style:text-underline-width="auto" style:text-underline-mode="continuous"/>
    </style:style>
    <style:style style:name="P457" style:parent-style-name="Paragrafoelenco" style:list-style-name="LFO21" style:family="paragraph"/>
    <style:style style:name="P458" style:parent-style-name="Paragrafoelenco" style:list-style-name="LFO21" style:family="paragraph"/>
    <style:style style:name="P459" style:parent-style-name="Paragrafoelenco" style:list-style-name="LFO21" style:family="paragraph"/>
    <style:style style:name="P460" style:parent-style-name="Paragrafoelenco" style:list-style-name="LFO21" style:family="paragraph"/>
    <style:style style:name="P461" style:parent-style-name="Paragrafoelenco" style:list-style-name="LFO21" style:family="paragraph"/>
    <style:style style:name="P462" style:parent-style-name="Paragrafoelenco" style:list-style-name="LFO21" style:family="paragraph"/>
    <style:style style:name="P463" style:parent-style-name="Paragrafoelenco" style:list-style-name="LFO21" style:family="paragraph"/>
    <style:style style:name="P464" style:parent-style-name="Paragrafoelenco" style:list-style-name="LFO21" style:family="paragraph"/>
    <style:style style:name="P465" style:parent-style-name="Paragrafoelenco" style:list-style-name="LFO21" style:family="paragraph"/>
    <style:style style:name="P466" style:parent-style-name="Paragrafoelenco" style:list-style-name="LFO21" style:family="paragraph"/>
    <style:style style:name="P467" style:parent-style-name="Paragrafoelenco" style:list-style-name="LFO21" style:family="paragraph"/>
    <style:style style:name="P468" style:parent-style-name="Paragrafoelenco" style:list-style-name="LFO21" style:family="paragraph"/>
    <style:style style:name="P469" style:parent-style-name="Paragrafoelenco" style:list-style-name="LFO21" style:family="paragraph"/>
    <style:style style:name="P470" style:parent-style-name="Paragrafoelenco" style:list-style-name="LFO21" style:family="paragraph"/>
    <style:style style:name="P471" style:parent-style-name="Paragrafoelenco" style:list-style-name="LFO21" style:family="paragraph"/>
    <style:style style:name="P472" style:parent-style-name="Paragrafoelenco" style:list-style-name="LFO21" style:family="paragraph"/>
    <style:style style:name="P473" style:parent-style-name="Paragrafoelenco" style:list-style-name="LFO21" style:family="paragraph"/>
    <style:style style:name="P474" style:parent-style-name="Paragrafoelenco" style:list-style-name="LFO21" style:family="paragraph"/>
    <style:style style:name="P475" style:parent-style-name="Paragrafoelenco" style:list-style-name="LFO21" style:family="paragraph"/>
    <style:style style:name="P476" style:parent-style-name="Paragrafoelenco" style:list-style-name="LFO21" style:family="paragraph"/>
    <style:style style:name="P477" style:parent-style-name="Paragrafoelenco" style:list-style-name="LFO21" style:family="paragraph"/>
    <style:style style:name="P478" style:parent-style-name="Paragrafoelenco" style:list-style-name="LFO21" style:family="paragraph"/>
    <style:style style:name="P479" style:parent-style-name="Paragrafoelenco" style:list-style-name="LFO21" style:family="paragraph"/>
    <style:style style:name="P480" style:parent-style-name="Paragrafoelenco" style:list-style-name="LFO21" style:family="paragraph"/>
    <style:style style:name="P481" style:parent-style-name="Paragrafoelenco" style:list-style-name="LFO21" style:family="paragraph"/>
    <style:style style:name="P482" style:parent-style-name="Paragrafoelenco" style:list-style-name="LFO21" style:family="paragraph"/>
  </office:automatic-styles>
  <office:body>
    <office:text text:use-soft-page-breaks="true">
      <text:p text:style-name="P1">Manuale scheda Illuminazione per<text:s/></text:p>
      <text:p text:style-name="P7">Carrozze ACME UicX Giubileo</text:p>
      <text:h text:style-name="Titolosommario" text:outline-level="1"><text:bookmark-start text:name="_Toc66190936"/><text:bookmark-start text:name="_Toc66191179"/>Sommario<text:bookmark-end text:name="_Toc66190936"/><text:bookmark-end text:name="_Toc66191179"/></text:h>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8"><text:a xlink:href="#_Toc66191179" office:target-frame-name="_top" xlink:show="replace"><text:span text:style-name="Collegamentoipertestuale">Sommario</text:span><text:tab/>1</text:a></text:p>
          <text:p text:style-name="P9"><text:a xlink:href="#_Toc66191180" office:target-frame-name="_top" xlink:show="replace"><text:span text:style-name="Collegamentoipertestuale">Caratteristiche Della Scheda</text:span><text:tab/>2</text:a></text:p>
          <text:p text:style-name="P10"><text:a xlink:href="#_Toc66191181" office:target-frame-name="_top" xlink:show="replace"><text:span text:style-name="Collegamentoipertestuale">Montaggio della scheda nella carrozza</text:span><text:tab/>3</text:a></text:p>
          <text:p text:style-name="P11"><text:a xlink:href="#_Toc66191182" office:target-frame-name="_top" xlink:show="replace"><text:span text:style-name="Collegamentoipertestuale">Protezione Sovratensioni</text:span><text:tab/>3</text:a></text:p>
          <text:p text:style-name="P12"><text:a xlink:href="#_Toc66191183" office:target-frame-name="_top" xlink:show="replace"><text:span text:style-name="Collegamentoipertestuale">Impiego in Analogico</text:span><text:tab/>3</text:a></text:p>
          <text:p text:style-name="P13"><text:a xlink:href="#_Toc66191184" office:target-frame-name="_top" xlink:show="replace"><text:span text:style-name="Collegamentoipertestuale">Impiego in Digitale</text:span><text:tab/>3</text:a></text:p>
          <text:p text:style-name="P14"><text:a xlink:href="#_Toc66191185" office:target-frame-name="_top" xlink:show="replace"><text:span text:style-name="Collegamentoipertestuale">Revisione FirmWare</text:span><text:tab/>4</text:a></text:p>
          <text:p text:style-name="P15"><text:a xlink:href="#_Toc66191186" office:target-frame-name="_top" xlink:show="replace"><text:span text:style-name="Collegamentoipertestuale">Protocollo DCC</text:span><text:tab/>4</text:a></text:p>
          <text:p text:style-name="P16"><text:a xlink:href="#_Toc66191187" office:target-frame-name="_top" xlink:show="replace"><text:span text:style-name="Collegamentoipertestuale">Protocollo Motorola</text:span><text:tab/>4</text:a></text:p>
          <text:p text:style-name="P17"><text:a xlink:href="#_Toc66191188" office:target-frame-name="_top" xlink:show="replace"><text:span text:style-name="Collegamentoipertestuale">Modalità Analogica</text:span><text:tab/>4</text:a></text:p>
          <text:p text:style-name="P18"><text:a xlink:href="#_Toc66191189" office:target-frame-name="_top" xlink:show="replace"><text:span text:style-name="Collegamentoipertestuale">Interfaccia SUSI</text:span><text:tab/>5</text:a></text:p>
          <text:p text:style-name="P19"><text:a xlink:href="#_Toc66191190" office:target-frame-name="_top" xlink:show="replace"><text:span text:style-name="Collegamentoipertestuale">Multiprotocollo</text:span><text:tab/>5</text:a></text:p>
          <text:p text:style-name="P20"><text:a xlink:href="#_Toc66191191" office:target-frame-name="_top" xlink:show="replace"><text:span text:style-name="Collegamentoipertestuale">Indirizzi</text:span><text:tab/>5</text:a></text:p>
          <text:p text:style-name="P21"><text:a xlink:href="#_Toc66191192" office:target-frame-name="_top" xlink:show="replace"><text:span text:style-name="Collegamentoipertestuale">Indirizzo Consist</text:span><text:tab/>5</text:a></text:p>
          <text:p text:style-name="P22"><text:a xlink:href="#_Toc66191193" office:target-frame-name="_top" xlink:show="replace"><text:span text:style-name="Collegamentoipertestuale">Direzione</text:span><text:tab/>6</text:a></text:p>
          <text:p text:style-name="P23"><text:a xlink:href="#_Toc66191194" office:target-frame-name="_top" xlink:show="replace"><text:span text:style-name="Collegamentoipertestuale">Programmazione CVs mediante DCC</text:span><text:tab/>6</text:a></text:p>
          <text:p text:style-name="P24"><text:a xlink:href="#_Toc66191195" office:target-frame-name="_top" xlink:show="replace"><text:span text:style-name="Collegamentoipertestuale">Programmazione CVs mediante SUSI</text:span><text:tab/>6</text:a></text:p>
          <text:p text:style-name="P25"><text:a xlink:href="#_Toc66191196" office:target-frame-name="_top" xlink:show="replace"><text:span text:style-name="Collegamentoipertestuale">Personalizzazione AUX</text:span><text:tab/>7</text:a></text:p>
          <text:p text:style-name="P26"><text:a xlink:href="#_Toc66191197" office:target-frame-name="_top" xlink:show="replace"><text:span text:style-name="Collegamentoipertestuale">Funzioni Consist</text:span><text:tab/>7</text:a></text:p>
          <text:p text:style-name="P27"><text:a xlink:href="#_Toc66191198" office:target-frame-name="_top" xlink:show="replace"><text:span text:style-name="Collegamentoipertestuale">Lista CVs Implementate (CV Base)</text:span><text:tab/>8</text:a></text:p>
          <text:p text:style-name="P28"><text:a xlink:href="#_Toc66191199" office:target-frame-name="_top" xlink:show="replace"><text:span text:style-name="Collegamentoipertestuale">Lista CVs Implementate (Mappatura AUX)</text:span><text:tab/>10</text:a></text:p>
          <text:p text:style-name="P29"><text:a xlink:href="#_Toc66191200" office:target-frame-name="_top" xlink:show="replace"><text:span text:style-name="Collegamentoipertestuale">Reset CVs</text:span><text:tab/>15</text:a></text:p>
          <text:p text:style-name="P30"><text:a xlink:href="#_Toc66191201" office:target-frame-name="_top" xlink:show="replace"><text:span text:style-name="Collegamentoipertestuale">Piazzole Luci Rosse di Coda</text:span><text:tab/>15</text:a></text:p>
          <text:p text:style-name="P31"><text:a xlink:href="#_Toc66191202" office:target-frame-name="_top" xlink:show="replace"><text:span text:style-name="Collegamentoipertestuale">Porta di Programmazione ISP</text:span><text:tab/>16</text:a></text:p>
          <text:p text:style-name="P32"><text:a xlink:href="#_Toc66191203" office:target-frame-name="_top" xlink:show="replace"><text:span text:style-name="Collegamentoipertestuale">Prese</text:span><text:span text:style-name="Collegamentoipertestuale"><text:s/>di corrente</text:span><text:tab/>16</text:a></text:p>
          <text:p text:style-name="P33"><text:a xlink:href="#_Toc66191204" office:target-frame-name="_top" xlink:show="replace"><text:span text:style-name="Collegamentoipertestuale">Mappatura Predefinita</text:span><text:tab/>17</text:a></text:p>
          <text:p text:style-name="P34"><text:a xlink:href="#_Toc66191205" office:target-frame-name="_top" xlink:show="replace"><text:span text:style-name="Collegamentoipertestuale">Aggiornamento del FirmWare</text:span><text:tab/>17</text:a></text:p>
        </text:index-body>
      </text:table-of-content>
      <text:p text:style-name="Normale"><text:bookmark-start text:name="_Toc54623905"/></text:p>
      <text:p text:style-name="P35"/>
      <text:p text:style-name="Normale"/>
      <text:p text:style-name="Normale"/>
      <text:h text:style-name="Titolo1" text:outline-level="1"><text:bookmark-start text:name="_Toc65942512"/><text:bookmark-start text:name="_Toc66190848"/><text:bookmark-start text:name="_Toc66190937"/><text:bookmark-start text:name="_Toc66191180"/><text:soft-page-break/>Caratteristiche<text:bookmark-end text:name="_Toc54623905"/><text:span text:style-name="T36"><text:s/>Della Scheda</text:span><text:bookmark-end text:name="_Toc65942512"/><text:bookmark-end text:name="_Toc66190848"/><text:bookmark-end text:name="_Toc66190937"/><text:bookmark-end text:name="_Toc66191180"/></text:h>
      <text:list text:style-name="LFO2" text:continue-numbering="true">
        <text:list-item>
          <text:p text:style-name="P37">Alimentazione in Corrente<text:s/><text:span text:style-name="T38">Continua</text:span><text:s/>mediante Ponte di Graetz con diodi Schottky</text:p>
        </text:list-item>
        <text:list-item>
          <text:p text:style-name="P39">Regolatore di tensione<text:s/><text:span text:style-name="T40">Step Down Buck MCP16331</text:span><text:s/>per fornire 5v al circuito</text:p>
        </text:list-item>
        <text:list-item>
          <text:p text:style-name="P41">Sistema<text:s/><text:span text:style-name="T42">PowerPack</text:span><text:s/>incorporato con sistema di ricarica lenta formato da 4x 100uF condensatori al Tantalio, con sistema di<text:s/><text:span text:style-name="T43">Protezione da Sovratensioni</text:span><text:s/>per impiego con tensioni fino a 50v.</text:p>
        </text:list-item>
        <text:list-item>
          <text:p text:style-name="P44">Capacità di operare con le seguenti alimentazioni dal binario:<text:s/><text:span text:style-name="T45">Corrente Continua Analogica</text:span><text:s/>(<text:span text:style-name="T46">luci accese da 7v</text:span>),<text:s/><text:span text:style-name="T47">Corrente Continua PWM</text:span>,<text:s/><text:span text:style-name="T48">Corrente Alternata Analogica</text:span>,<text:s/><text:span text:style-name="T49">Sistemi digitali</text:span></text:p>
        </text:list-item>
        <text:list-item>
          <text:p text:style-name="P50">Microchip<text:s/><text:span text:style-name="T51">AtMega128A</text:span><text:s/>per le operazioni digitali</text:p>
        </text:list-item>
        <text:list-item>
          <text:p text:style-name="P52"><text:span text:style-name="T53">Optoisolatore</text:span><text:s/>per la lettura dei segnali Digitali</text:p>
        </text:list-item>
        <text:list-item>
          <text:p text:style-name="P54">Gestione dell’<text:span text:style-name="T55">ACK</text:span><text:s/>su binario di programmazione</text:p>
        </text:list-item>
        <text:list-item>
          <text:p text:style-name="P56">Porta di<text:s/><text:span text:style-name="T57">programmazione ISP</text:span><text:s/>mediante connettore JST SH6<text:s/><text:span text:style-name="T58">unidirezionale</text:span>, tale porta permette anche la connessione di un programmatore esterno mediante bus I2C</text:p>
        </text:list-item>
        <text:list-item>
          <text:p text:style-name="P59"><text:span text:style-name="T60">Tutti i<text:s/></text:span><text:span text:style-name="T61">compartimenti</text:span><text:s/>illuminati in maniera<text:s/><text:span text:style-name="T62">indipendente</text:span><text:s/>con luci diurne (bianche) e notturne (blu)</text:p>
        </text:list-item>
        <text:list-item>
          <text:p text:style-name="P63">Pads per luci rosse di coda</text:p>
        </text:list-item>
      </text:list>
      <text:list text:style-name="LFO3" text:continue-numbering="true">
        <text:list-item>
          <text:p text:style-name="P64"><text:span text:style-name="T65">Interfaccia PLUX22<text:s/></text:span><text:span text:style-name="T66">per poter ospitare un Decoder Commerciale: collegamento SUSI e altoparlante.</text:span></text:p>
        </text:list-item>
        <text:list-item>
          <text:p text:style-name="P67"><text:span text:style-name="T68">Porta SUSI:</text:span><text:span text:style-name="T69"><text:s/>Comandata dal decoder Estern</text:span><text:span text:style-name="T70">o</text:span></text:p>
        </text:list-item>
        <text:list-item>
          <text:p text:style-name="P71"><text:span text:style-name="T72">MINIMUM CLEARANCE: 6mil</text:span></text:p>
        </text:list-item>
      </text:list>
      <text:p text:style-name="P73">Ultima Revisione Hardware Testata:<text:tab/>1.04</text:p>
      <text:p text:style-name="P74">Ultima Revisione Firmware:<text:s/>9</text:p>
      <text:p text:style-name="Normale"><text:bookmark-start text:name="_Toc54623906"/></text:p>
      <text:p text:style-name="Normale"/>
      <text:p text:style-name="Normale"/>
      <text:p text:style-name="Normale"/>
      <text:p text:style-name="Normale"/>
      <text:p text:style-name="Normale"/>
      <text:p text:style-name="Normale"/>
      <text:p text:style-name="Normale"/>
      <text:p text:style-name="Normale"><text:bookmark-start text:name="_Toc65942513"/></text:p>
      <text:p text:style-name="Normale"/>
      <text:p text:style-name="Normale"/>
      <text:h text:style-name="Titolo1" text:outline-level="1"><text:bookmark-start text:name="_Toc66190849"/><text:bookmark-start text:name="_Toc66190938"/><text:bookmark-start text:name="_Toc66191181"/><text:span text:style-name="T75">Montaggio della scheda nella carrozza</text:span><text:bookmark-end text:name="_Toc54623906"/><text:bookmark-end text:name="_Toc65942513"/><text:bookmark-end text:name="_Toc66190849"/><text:bookmark-end text:name="_Toc66190938"/><text:bookmark-end text:name="_Toc66191181"/></text:h>
      <text:soft-page-break/>
      <text:p text:style-name="P76">[ In Costruzione ]<text:line-break/></text:p>
      <text:h text:style-name="Titolo1" text:outline-level="1"><text:bookmark-start text:name="_Toc65942514"/><text:bookmark-start text:name="_Toc66190850"/><text:bookmark-start text:name="_Toc66190939"/><text:bookmark-start text:name="_Toc66191182"/>Protezione Sovratensioni<text:bookmark-end text:name="_Toc65942514"/><text:bookmark-end text:name="_Toc66190850"/><text:bookmark-end text:name="_Toc66190939"/><text:bookmark-end text:name="_Toc66191182"/></text:h>
      <text:p text:style-name="Normale">La scheda è progettata per ricevere in ingresso tensioni fino a<text:s/><text:span text:style-name="T77">50 volt<text:s/></text:span>grazie al chip StepDown MCP16331; questo la rende adatta ad impieghi su tutti i sistemi di alimentazione: CC, AC, Digitale.</text:p>
      <text:p text:style-name="Normale">Le normative RCN e NMRA prevedono che i decoder digitali possano ricevere tensioni fino a 27v, per questo motivo i condensatori powerpack (da 25v) sono protetti con un chip LTC4367 impostato per isolarli dall’alimentazione quando quest’ultima supera i 23,7v.</text:p>
      <text:p text:style-name="Normale">Tuttavia, tale chip è bypassabile tramite il jumper<text:s/><text:span text:style-name="T78">J1</text:span>, che collega il circuito di carica lenta direttamente alla linea U+.</text:p>
      <text:p text:style-name="Normale">Questa scelta permette di risparmiare sui componenti rendendo la scheda compatibile con tensioni<text:s/><text:span text:style-name="T79">massime di 25v</text:span>, le tensioni digitali DCC di solito sono sui 16/18v.<text:s/></text:p>
      <text:p text:style-name="Normale"><text:span text:style-name="T80">Perta</text:span><text:span text:style-name="T81">nto la scheda risulta incompatibile con i sistemi AC analogici.</text:span></text:p>
      <text:p text:style-name="Normale"/>
      <text:h text:style-name="Titolo1" text:outline-level="1"><text:bookmark-start text:name="_Toc65942515"/><text:bookmark-start text:name="_Toc66190851"/><text:bookmark-start text:name="_Toc66190940"/><text:bookmark-start text:name="_Toc66191183"/>Impiego in<text:s/>Analogico<text:bookmark-end text:name="_Toc65942515"/><text:bookmark-end text:name="_Toc66190851"/><text:bookmark-end text:name="_Toc66190940"/><text:bookmark-end text:name="_Toc66191183"/></text:h>
      <text:p text:style-name="Normale">La scheda<text:s/><text:span text:style-name="T82">può essere impiegata</text:span><text:s/>sui sistemi tradizionali analogici, tuttavia il suo utilizzo sarà molto limitato.</text:p>
      <text:p text:style-name="Normale">La scheda è in grado di gestire le seguenti tensioni:<text:s/></text:p>
      <text:list text:style-name="LFO4" text:continue-numbering="true">
        <text:list-item>
          <text:p text:style-name="P83"><text:bookmark-start text:name="_Hlk66190579"/><text:span text:style-name="T84">Corrente Continua Analogica</text:span><text:s/>(<text:span text:style-name="T85">fino a 50v</text:span>) [Se presente la protezione dei Condensatori]</text:p>
        </text:list-item>
        <text:list-item>
          <text:p text:style-name="P86"><text:span text:style-name="T87">Tensione PWM</text:span><text:s/>(<text:span text:style-name="T88">fino a 50v</text:span>) [Se presente la protezione dei Condensatori]</text:p>
        </text:list-item>
        <text:list-item>
          <text:p text:style-name="P89"><text:span text:style-name="T90">Corrente Alternata Analogica</text:span><text:s/>(<text:span text:style-name="T91">fino a 50v</text:span>) [<text:span text:style-name="T92">SOLO con</text:span><text:s/>la protezione dei Condensatori]</text:p>
        </text:list-item>
      </text:list>
      <text:p text:style-name="Normale"><text:bookmark-end text:name="_Hlk66190579"/>Può essere impiegata anche con apparati Maerklin<text:s/><text:span text:style-name="T93">analogici con impulso di inversione</text:span><text:s/>a 28v<text:s/><text:bookmark-start text:name="_Hlk66190597"/>(Se presente la protezione dei condensatori).<text:bookmark-end text:name="_Hlk66190597"/></text:p>
      <text:p text:style-name="Normale"><text:span text:style-name="T94">ATTENZIONE</text:span>: la scheda, per poter funzionare, ha bisogno di una<text:s/><text:span text:style-name="T95">tensione minima</text:span><text:s/>di circa 7v CC, in AC è di 5v AC. Non sono presenti limiti per il funzionamento nei sistemi PWM.</text:p>
      <text:p text:style-name="Normale">Maggiori dettagli sul funzionamento<text:s/>della scheda in modalità analogica sotto il paragrafo:<text:s/><text:span text:style-name="T96">Modalità Analogica.</text:span></text:p>
      <text:p text:style-name="Normale"/>
      <text:h text:style-name="Titolo1" text:outline-level="1"><text:bookmark-start text:name="_Toc65942516"/><text:bookmark-start text:name="_Toc66190852"/><text:bookmark-start text:name="_Toc66190941"/><text:bookmark-start text:name="_Toc66191184"/>Impiego in Digitale<text:bookmark-end text:name="_Toc65942516"/><text:bookmark-end text:name="_Toc66190852"/><text:bookmark-end text:name="_Toc66190941"/><text:bookmark-end text:name="_Toc66191184"/></text:h>
      <text:p text:style-name="Normale">La scheda può venir impiegata in ambiente digitale sotto i seguenti protocolli:</text:p>
      <text:list text:style-name="LFO5" text:continue-numbering="true">
        <text:list-item>
          <text:p text:style-name="P97">NMRA DCC</text:p>
        </text:list-item>
        <text:list-item>
          <text:p text:style-name="P98">Maerklin Motorola</text:p>
        </text:list-item>
      </text:list>
      <text:p text:style-name="Normale"><text:bookmark-start text:name="_Hlk66190651"/>Per essere conforme alle direttive europee la<text:s/>protezione dei condensatori<text:s/><text:span text:style-name="T99">deve essere presente</text:span>.<text:bookmark-end text:name="_Hlk66190651"/></text:p>
      <text:p text:style-name="Normale">La lettura del segnale digitale è effettuata da un Optoisolatore che isola il microcontrollore dalla tensione del binario.</text:p>
      <text:p text:style-name="Normale">La programmazione delle CVs avviene<text:s/><text:span text:style-name="T100">solamente tramite binario di programmazione</text:span>.</text:p>
      <text:soft-page-break/>
      <text:p text:style-name="P101">Non è presente il sistema RailCom per la programmazione sul binario principale.</text:p>
      <text:p text:style-name="P102"/>
      <text:h text:style-name="Titolo1" text:outline-level="1"><text:bookmark-start text:name="_Toc65942517"/><text:bookmark-start text:name="_Toc66190853"/><text:bookmark-start text:name="_Toc66190942"/><text:bookmark-start text:name="_Toc66191185"/>Revisione FirmWare<text:bookmark-end text:name="_Toc65942517"/><text:bookmark-end text:name="_Toc66190853"/><text:bookmark-end text:name="_Toc66190942"/><text:bookmark-end text:name="_Toc66191185"/></text:h>
      <text:p text:style-name="Normale">E’ possibile conoscere la versione del firmware presente sulla scheda leggendo la CV7.</text:p>
      <text:p text:style-name="Normale">In ogni pagina (in basso a sinistra) del manuale è indicato a quale revisione del FirmWare si riferisce quel particolare manuale.</text:p>
      <text:h text:style-name="Titolo1" text:outline-level="1"/>
      <text:h text:style-name="Titolo1" text:outline-level="1"><text:bookmark-start text:name="_Toc65942518"/><text:bookmark-start text:name="_Toc66190854"/><text:bookmark-start text:name="_Toc66190943"/><text:bookmark-start text:name="_Toc66191186"/>Protocollo DCC<text:bookmark-end text:name="_Toc65942518"/><text:bookmark-end text:name="_Toc66190854"/><text:bookmark-end text:name="_Toc66190943"/><text:bookmark-end text:name="_Toc66191186"/></text:h>
      <text:p text:style-name="Normale">Per la gestione del protocollo DCC il firmware usa una libreria dedicata:</text:p>
      <text:p text:style-name="Normale">(<text:a xlink:href="https://github.com/mrrwa/NmraDcc" office:target-frame-name="_top" xlink:show="replace"><text:span text:style-name="Collegamentoipertestuale">https://github.com/mrrwa/NmraDcc</text:span></text:a>).</text:p>
      <text:p text:style-name="Normale">Sotto tale protocollo<text:s/>la scheda è in grado di ricevere comandi fa F0 fino a F28, può gestire gli step di velocità: 14 oppure 28/128 in base alla configurazione della CV29.</text:p>
      <text:p text:style-name="Normale">E’ possibile usare l’indirizzo corto oppure il lungo in base alla configurazione della CV29.</text:p>
      <text:p text:style-name="Normale"/>
      <text:h text:style-name="Titolo1" text:outline-level="1"><text:bookmark-start text:name="_Toc65942519"/><text:bookmark-start text:name="_Toc66190855"/><text:bookmark-start text:name="_Toc66190944"/><text:bookmark-start text:name="_Toc66191187"/>Protocollo Motorola<text:bookmark-end text:name="_Toc65942519"/><text:bookmark-end text:name="_Toc66190855"/><text:bookmark-end text:name="_Toc66190944"/><text:bookmark-end text:name="_Toc66191187"/></text:h>
      <text:p text:style-name="Normale">Per la gestione del protocollo Motorola il firmware usa una libreria dedicata:</text:p>
      <text:p text:style-name="Normale">(<text:a xlink:href="https://github.com/Laserlicht/MaerklinMotorola" office:target-frame-name="_top" xlink:show="replace"><text:span text:style-name="Collegamentoipertestuale">https://github.com/Laserlicht/MaerklinMotorola</text:span></text:a>).</text:p>
      <text:p text:style-name="Normale">Sotto tale protocollo la scheda è in grado<text:s/>di ricevere comandi fa F0 fino a F16.</text:p>
      <text:p text:style-name="Normale"><text:span text:style-name="T103">Attenzione!<text:s/></text:span>Per gestire fino alla F16 sono<text:s/><text:span text:style-name="T104">necessari 4 indirizzi</text:span>!<text:s/><text:line-break/>Indirizzo della scheda + 3: l’indirizzo della scheda gestisce da F0 a F4, poi ogni indirizzo successivo gestisce il gruppo di 4 funzioni successive (indirizzo 2 F5 - F8, indirizzo 3 F9 – F12, indirizzo 4 F13 - F16).</text:p>
      <text:p text:style-name="Normale">Tale comportamento può essere<text:s/><text:span text:style-name="T105">modificato tramite la CV48</text:span>, sempre tramite la CV48 può essere disattivata la gestione del protocollo Motorola</text:p>
      <text:p text:style-name="Normale"/>
      <text:h text:style-name="Titolo1" text:outline-level="1"><text:bookmark-start text:name="_Toc65942520"/><text:bookmark-start text:name="_Toc66190856"/><text:bookmark-start text:name="_Toc66190945"/><text:bookmark-start text:name="_Toc66191188"/>Modalità Analogica<text:bookmark-end text:name="_Toc65942520"/><text:bookmark-end text:name="_Toc66190856"/><text:bookmark-end text:name="_Toc66190945"/><text:bookmark-end text:name="_Toc66191188"/></text:h>
      <text:p text:style-name="Normale">Sotto tale modalità la scheda attiva delle Funzioni impostate mediante CVs.<text:s/></text:p>
      <text:p text:style-name="Normale">La modalità analogica può essere attivata/disabilitata mediante CV29.</text:p>
      <text:p text:style-name="Normale"/>
      <text:h text:style-name="Titolo1" text:outline-level="1"><text:bookmark-start text:name="_Toc65942521"/></text:h>
      <text:h text:style-name="Titolo1" text:outline-level="1"><text:bookmark-start text:name="_Toc66190857"/><text:bookmark-start text:name="_Toc66190946"/><text:bookmark-start text:name="_Toc66191189"/>Interfaccia SUSI<text:bookmark-end text:name="_Toc65942521"/><text:bookmark-end text:name="_Toc66190857"/><text:bookmark-end text:name="_Toc66190946"/><text:bookmark-end text:name="_Toc66191189"/><text:s/></text:h>
      <text:p text:style-name="Normale">La scheda è provvista di supporto all’interfaccia SUSI (RCN600) per poter essere impiegata con Decoder PluX.</text:p>
      <text:soft-page-break/>
      <text:p text:style-name="Normale">Tale<text:s/>accoppiata risulta necessaria se è indispensabile l’utilizzo di protocolli<text:s/><text:span text:style-name="T106">proprietari<text:s/></text:span>(per es. MFX/M4, RailCom Plus).</text:p>
      <text:p text:style-name="Normale">Quando è presente un decoder PluX, la scheda rileva la sua presenza e si imposterà come Slave SUSI con indirizzo salvato nella CV897 (default = 1).</text:p>
      <text:p text:style-name="Normale"><text:span text:style-name="T107">NOTA BENE</text:span>: Quando presente un<text:s/><text:span text:style-name="T108">decoder esterno</text:span>, il<text:s/><text:span text:style-name="T109">decoder interno viene DISATTIVATO</text:span>.</text:p>
      <text:p text:style-name="Normale"/>
      <text:h text:style-name="Titolo1" text:outline-level="1"><text:bookmark-start text:name="_Toc65942522"/><text:bookmark-start text:name="_Toc66190858"/><text:bookmark-start text:name="_Toc66190947"/><text:bookmark-start text:name="_Toc66191190"/>Multiprotocollo<text:bookmark-end text:name="_Toc65942522"/><text:bookmark-end text:name="_Toc66190858"/><text:bookmark-end text:name="_Toc66190947"/><text:bookmark-end text:name="_Toc66191190"/></text:h>
      <text:p text:style-name="Normale">La scheda è<text:s/><text:span text:style-name="T110">multiprotocollo</text:span><text:s/>con cambio automatico da DCC a MM.</text:p>
      <text:p text:style-name="Normale">L’ordine di priorità è il seguente:</text:p>
      <text:list text:style-name="LFO6" text:continue-numbering="true">
        <text:list-item>
          <text:p text:style-name="P111">DCC</text:p>
        </text:list-item>
        <text:list-item>
          <text:p text:style-name="P112">Motorola (se attivo dalla CV48)</text:p>
        </text:list-item>
        <text:list-item>
          <text:p text:style-name="P113">Analogico (se attivo dalla CV29)</text:p>
        </text:list-item>
      </text:list>
      <text:p text:style-name="Normale">La modalità analogica può essere disattivata dalla CV29.<text:line-break/>Il multiprotocollo può essere “spento” disattivando la gestione del Motorola: la scheda diverrà un decoder solo DCC.</text:p>
      <text:p text:style-name="P114"/>
      <text:h text:style-name="Titolo1" text:outline-level="1"><text:bookmark-start text:name="_Toc65942523"/><text:bookmark-start text:name="_Toc66190859"/><text:bookmark-start text:name="_Toc66190948"/><text:bookmark-start text:name="_Toc66191191"/>Indirizzi<text:bookmark-end text:name="_Toc65942523"/><text:bookmark-end text:name="_Toc66190859"/><text:bookmark-end text:name="_Toc66190948"/><text:bookmark-end text:name="_Toc66191191"/></text:h>
      <text:p text:style-name="Normale">Sono disponibili i seguenti indirizzi</text:p>
      <text:list text:style-name="LFO7" text:continue-numbering="true">
        <text:list-item>
          <text:p text:style-name="P115">Corto (sia DCC che Motorola 0 – 80,<text:s/><text:span text:style-name="T116">solo DCC<text:s/></text:span>81 - 127)</text:p>
        </text:list-item>
        <text:list-item>
          <text:p text:style-name="P117">Lungo (<text:span text:style-name="T118">Solo DCC</text:span><text:s/>128 - 9999)<text:s/></text:p>
        </text:list-item>
      </text:list>
      <text:p text:style-name="Normale">Per modificare l’indirizzo corto è sufficiente inserire il valore richiesto nella CV1.</text:p>
      <text:p text:style-name="Normale"><text:span text:style-name="T119">Attenzione</text:span>: Inserire nella CV1 un valore maggiore di<text:s/><text:span text:style-name="T120">80</text:span>, renderà la scheda<text:s/><text:span text:style-name="T121">NON compat</text:span><text:span text:style-name="T122">ibile</text:span><text:s/>con il protocollo<text:s/><text:span text:style-name="T123">Motorola</text:span>.</text:p>
      <text:p text:style-name="Normale">Per l’indirizzo Lungo è necessaria l’abilitazione del suddetto tramite CV29 (vedere<text:s/><text:span text:style-name="T124">Lista CVs Implementate<text:s/></text:span>alla CV29) e poi la modifica di tale indirizzo è eseguita agendo sulle CV17 e 18 come da normativa NMRA (calcolatrice automatica indirizzo lungo:<text:s/><text:a xlink:href="http://www.dccworld.it/index.php?page=dccpratico/programmazione/formIndirizziLunghi.php" office:target-frame-name="_top" xlink:show="replace"><text:span text:style-name="Collegamentoipertestuale">http://www.dccworld.it/index.php?page=dccpratico/programmazione/formIndirizziLunghi.php</text:span></text:a><text:s/>)</text:p>
      <text:p text:style-name="Normale">La CV48 abilita la gestione del Motorola e indica quanti indirizzi usare per tale protocollo (vedere<text:s/><text:span text:style-name="T125">Lista CVs Implementate<text:s/></text:span>alla CV48)</text:p>
      <text:h text:style-name="Titolo1" text:outline-level="1"/>
      <text:h text:style-name="Titolo1" text:outline-level="1"><text:bookmark-start text:name="_Toc65942524"/><text:bookmark-start text:name="_Toc66190860"/><text:bookmark-start text:name="_Toc66190949"/><text:bookmark-start text:name="_Toc66191192"/>Indirizzo Consist<text:bookmark-end text:name="_Toc65942524"/><text:bookmark-end text:name="_Toc66190860"/><text:bookmark-end text:name="_Toc66190949"/><text:bookmark-end text:name="_Toc66191192"/></text:h>
      <text:p text:style-name="Normale">Dalla versione 3 del Firmware (per conoscere la versione del FirmWare sulla scheda leggere la CV7) è presente l’indirizzo Consist: CV19.</text:p>
      <text:p text:style-name="Normale">Tramite le CV21 e CV22 è possibile decidere quali Funzioni sono comandate da tale indirizzo.</text:p>
      <text:p text:style-name="Normale"><text:span text:style-name="T126">ATTENZIONE:<text:s/></text:span>Le funzioni associate all’indirizzo Consist<text:s/><text:span text:style-name="T127">risponderanno solamente a tale indirizzo.</text:span></text:p>
      <text:p text:style-name="Normale"/>
      <text:h text:style-name="Titolo1" text:outline-level="1"><text:bookmark-start text:name="_Toc65942525"/><text:bookmark-start text:name="_Toc66190861"/><text:bookmark-start text:name="_Toc66190950"/><text:bookmark-start text:name="_Toc66191193"/>Direzione<text:bookmark-end text:name="_Toc65942525"/><text:bookmark-end text:name="_Toc66190861"/><text:bookmark-end text:name="_Toc66190950"/><text:bookmark-end text:name="_Toc66191193"/></text:h>
      <text:p text:style-name="Normale">La modifica del Bit0 nella CV29<text:s/>invertirà la direzione, tale modifica avrà effetto solo sulle Funzioni<text:s/><text:span text:style-name="T128">dipendenti dalla direzione.</text:span></text:p>
      <text:p text:style-name="Normale">Es. Aux1 collegata alla<text:s/><text:span text:style-name="T129">F0f</text:span>, Aux2 collegata alla<text:s/><text:span text:style-name="T130">F0r</text:span>.</text:p>
      <text:list text:style-name="LFO7" text:continue-numbering="true">
        <text:list-item>
          <text:p text:style-name="P131">CV29 Bit0 = 0 (direzione “Normale”) -&gt; F0 attiva, direzione Forward: accesa la Aux1</text:p>
        </text:list-item>
        <text:list-item>
          <text:p text:style-name="P132">CV29 Bit0 = 1 (direzione “Invertita”) -&gt; <text:s/>F0 attiva, direzione Forward (per la scheda la direzione è “Reverse”): accesa la Aux2</text:p>
        </text:list-item>
      </text:list>
      <text:p text:style-name="Normale"/>
      <text:h text:style-name="Titolo1" text:outline-level="1"><text:bookmark-start text:name="_Toc65942526"/><text:bookmark-start text:name="_Toc66190862"/><text:bookmark-start text:name="_Toc66190951"/><text:bookmark-start text:name="_Toc66191194"/>Programmazione CVs<text:s/><text:span text:style-name="T133">mediante DCC</text:span><text:bookmark-end text:name="_Toc65942526"/><text:bookmark-end text:name="_Toc66190862"/><text:bookmark-end text:name="_Toc66190951"/><text:bookmark-end text:name="_Toc66191194"/></text:h>
      <text:p text:style-name="Normale">La programmazione delle CVs avviene su binario di programmazione come un qualsiasi decoder commerciale.</text:p>
      <text:p text:style-name="Normale"><text:span text:style-name="T134">NOTA BENE</text:span>:<text:s/>per la programmazione delle CV della scheda è necessario che le<text:s/><text:span text:style-name="T135">CV15 e 16 siano uguali</text:span>. Maggiori dettagli sotto la<text:s/><text:span text:style-name="T136">Lista CVs Implementate</text:span>.<text:span text:style-name="T137"><text:s/></text:span></text:p>
      <text:p text:style-name="P138">E’ stato implementata la gestione di più decoder sul binario di programmazione tramite specifiche NMRA CV15 e CV16.</text:p>
      <text:p text:style-name="Normale"><text:span text:style-name="T139">La CV16 identifica il Decoder (es. 0 per decoder Motore, 1 per decoder suoni, etc), la scheda ha<text:s/></text:span><text:span text:style-name="T140">valore 1</text:span><text:span text:style-name="T141">.</text:span></text:p>
      <text:p text:style-name="P142">La CV15 indica su quale decoder si vuole eseguire l’operazione, se CV15 e 16 combaciano il decoder risponde alla lettura/scrittura delle CV, in caso<text:s/>contrario ignora il comando.</text:p>
      <text:p text:style-name="Normale"><text:span text:style-name="T143">Per programmare la scheda la CV15 deve avere valore 1</text:span><text:span text:style-name="T144"><text:s/>(default 1).</text:span></text:p>
      <text:p text:style-name="P145"/>
      <text:h text:style-name="Titolo1" text:outline-level="1"><text:bookmark-start text:name="_Toc65942527"/><text:bookmark-start text:name="_Toc66190863"/><text:bookmark-start text:name="_Toc66190952"/><text:bookmark-start text:name="_Toc66191195"/>Programmazione CVs<text:s/><text:span text:style-name="T146">mediante SUSI</text:span><text:bookmark-end text:name="_Toc65942527"/><text:bookmark-end text:name="_Toc66190863"/><text:bookmark-end text:name="_Toc66190952"/><text:bookmark-end text:name="_Toc66191195"/></text:h>
      <text:p text:style-name="Normale">Quando un decoder esterno è collegato, il decoder spento viene disattivato per evitare interferenze.</text:p>
      <text:p text:style-name="Normale">La<text:s/>programmazione delle CVs rimane possibile sfruttando l’interfaccia SUSI e le annesse CVs.</text:p>
      <text:p text:style-name="Normale">Per programmare le CVs mediante SUSI è necessario eseguire alcuni passi in più:</text:p>
      <text:list text:style-name="LFO8" text:continue-numbering="true">
        <text:list-item>
          <text:p text:style-name="P147">Scrivere la CV 902 impostando il range di CV su cui si vuole agire</text:p>
          <text:list text:continue-numbering="true">
            <text:list-item>
              <text:p text:style-name="P148">CV da 0 a 255 -&gt; CV<text:s/>902 = 0</text:p>
            </text:list-item>
            <text:list-item>
              <text:p text:style-name="P149">CV da 256 a 511 -&gt; CV 903 = 1</text:p>
            </text:list-item>
          </text:list>
        </text:list-item>
        <text:list-item>
          <text:p text:style-name="P150">Scrivere nella CV 903 la differenza, rispetto al range impostato nella CV 902, della CV su cui si vuole agire</text:p>
          <text:list text:continue-numbering="true">
            <text:list-item>
              <text:p text:style-name="P151">Esempio, Si vuole agire sulla CV 300:</text:p>
            </text:list-item>
            <text:list-item>
              <text:p text:style-name="P152">CV 902 = 0</text:p>
            </text:list-item>
            <text:list-item>
              <text:p text:style-name="P153">CV 903 = (300 – 255) = 45</text:p>
            </text:list-item>
          </text:list>
        </text:list-item>
        <text:list-item>
          <text:p text:style-name="P154">Scrivere/leggere la CV904 per<text:s/>modificare il valore della CV richiesta</text:p>
        </text:list-item>
      </text:list>
      <text:soft-page-break/>
      <text:p text:style-name="Normale">Al termine delle operazioni,<text:s/><text:span text:style-name="T155">riportare la CV 902 e 903 a ‘0’</text:span>.</text:p>
      <text:p text:style-name="Normale"/>
      <text:h text:style-name="Titolo1" text:outline-level="1"><text:bookmark-start text:name="_Toc65942528"/><text:bookmark-start text:name="_Toc66190864"/><text:bookmark-start text:name="_Toc66190953"/><text:bookmark-start text:name="_Toc66191196"/>Personalizzazione AUX<text:bookmark-end text:name="_Toc65942528"/><text:bookmark-end text:name="_Toc66190864"/><text:bookmark-end text:name="_Toc66190953"/><text:bookmark-end text:name="_Toc66191196"/></text:h>
      <text:p text:style-name="Normale">Il comportamento delle AUX viene specificato tramite 4 CV:</text:p>
      <text:list text:style-name="LFO9" text:continue-numbering="true">
        <text:list-item>
          <text:p text:style-name="P156">CV Funzione: (accetta valori da<text:s/><text:span text:style-name="T157">0 a 28, 255 per NON USARE LA AUX)</text:span><text:s/>indica<text:s/>con quale Funzione (da F0 a F28) si vuole comandare quella AUX</text:p>
        </text:list-item>
        <text:list-item>
          <text:p text:style-name="P158">CV Direzione: (accetta i seguenti valori:<text:s/><text:span text:style-name="T159">0, 128 o 129</text:span>) indica quale comportamento deve avere la AUX rispetto al variare della direzione</text:p>
          <text:list text:continue-numbering="true">
            <text:list-item>
              <text:p text:style-name="P160">“0”: comportamento indipendente dalla direzione</text:p>
            </text:list-item>
            <text:list-item>
              <text:p text:style-name="P161">“128”:<text:s/>AUX attiva nella direzione “Reverse”</text:p>
            </text:list-item>
            <text:list-item>
              <text:p text:style-name="P162">“129”: AUX attiva solo nella direzione “Forward”</text:p>
            </text:list-item>
          </text:list>
        </text:list-item>
        <text:list-item>
          <text:p text:style-name="P163">CV PWM: (accetta v<text:span text:style-name="T164">alori da 0 a 255)</text:span><text:s/>Regola<text:s/><text:span text:style-name="T165">l’intensità luminosa</text:span><text:s/>della AUX</text:p>
        </text:list-item>
        <text:list-item>
          <text:p text:style-name="P166">CV Effetto: NON ANCORA IMPLEMENTATA</text:p>
        </text:list-item>
      </text:list>
      <text:p text:style-name="Normale"><text:span text:style-name="T167">NOTA BENE</text:span>:<text:s/><text:span text:style-name="T168">Non è possibile collegare una AUX a più funzioni</text:span>,<text:s/><text:span text:style-name="T169">ma è possibile collegare più AUX alla stessa funzione</text:span>.</text:p>
      <text:p text:style-name="Normale"/>
      <text:p text:style-name="Normale">Per modificare le CV di configurazione è necessario seguire la seguente procedura:</text:p>
      <text:list text:style-name="LFO10" text:continue-numbering="true">
        <text:list-item>
          <text:p text:style-name="P170">Identificare l’AUX che si vuole modificare (sotto il paragrafo “<text:span text:style-name="T171">Lista CVs Implementate (Mappatura AUX)</text:span>” è presente l’elenco di tutte le AUX disponibili)</text:p>
        </text:list-item>
        <text:list-item>
          <text:p text:style-name="P172">Scegliere su quale aspetto (Funzione, Direzione, PWM, Effetto) della AUX si vuole effettuare una modifica.</text:p>
        </text:list-item>
        <text:list-item>
          <text:p text:style-name="P173">Dall’elenco delle AUX (disponibile sotto: “<text:span text:style-name="T174">Lista CVs Implementate (Mappatura AUX)</text:span>”) determinare il numero<text:s/>della CV sul quale agire.<text:line-break/>Esempio: Modificare il PWM della AUX1:</text:p>
          <text:list text:continue-numbering="true">
            <text:list-item>
              <text:p text:style-name="P175">Trovare nell’elenco le CV della AUX1: 112, 113, 114, 115</text:p>
            </text:list-item>
            <text:list-item>
              <text:p text:style-name="P176">Identificare la CV che controlla il PWM: 114</text:p>
            </text:list-item>
            <text:list-item>
              <text:p text:style-name="P177">Modificare il valore della CV114.</text:p>
            </text:list-item>
          </text:list>
        </text:list-item>
      </text:list>
      <text:p text:style-name="Normale"/>
      <text:h text:style-name="Titolo1" text:outline-level="1"><text:bookmark-start text:name="_Toc65942529"/><text:bookmark-start text:name="_Toc66190865"/><text:bookmark-start text:name="_Toc66190954"/><text:bookmark-start text:name="_Toc66191197"/>Funzioni Consist<text:bookmark-end text:name="_Toc65942529"/><text:bookmark-end text:name="_Toc66190865"/><text:bookmark-end text:name="_Toc66190954"/><text:bookmark-end text:name="_Toc66191197"/></text:h>
      <text:p text:style-name="Normale">Le funzioni mappate come Consist risponderanno solo all’indirizzo Consist.</text:p>
      <text:p text:style-name="Normale">Per impostare una Funzione come consist bisogna agire sulle CV21 e 22 (vedere paragrafo “Lista CVs Implementate” sotto le CV21 e 22).</text:p>
      <text:p text:style-name="Normale"/>
      <text:h text:style-name="Titolo1" text:outline-level="1"><text:bookmark-start text:name="_Toc65942530"/><text:bookmark-start text:name="_Toc66190866"/><text:bookmark-start text:name="_Toc66190955"/><text:bookmark-start text:name="_Toc66191198"/>Lista CVs Implementate (CV Base)<text:bookmark-end text:name="_Toc65942530"/><text:bookmark-end text:name="_Toc66190866"/><text:bookmark-end text:name="_Toc66190955"/><text:bookmark-end text:name="_Toc66191198"/></text:h>
      <text:soft-page-break/>
      <text:p text:style-name="Normale">Di seguito la lista delle CV attualmente implementate e la loro spiegazione.</text:p>
      <text:list text:style-name="LFO11" text:continue-numbering="true">
        <text:list-item>
          <text:p text:style-name="P178"><text:span text:style-name="T179">1</text:span>:<text:tab/>indirizzo corto (da 0 a 127), è l’indirizzo usato per il protocollo DCC (se impostato l’indirizzo corto) e per il protocollo Motorola (per usare il protocollo Motorola è necessario un valore massimo di 80)<text:s/></text:p>
        </text:list-item>
        <text:list-item>
          <text:p text:style-name="P180"><text:span text:style-name="T181">7</text:span>: (Sola LETTURA) indica la versione del Firmware presente sulla scheda (da normativa NMRA)</text:p>
        </text:list-item>
        <text:list-item>
          <text:p text:style-name="P182"><text:span text:style-name="T183">8</text:span>: (SOLA LETTURA) indica l’id del costrutte: 13 (da normativa NMRA)</text:p>
        </text:list-item>
        <text:list-item>
          <text:p text:style-name="P184"><text:span text:style-name="T185">15</text:span>: LokDecoder1: Questa CV indica su quale decoder è eseguita l’operazione di Lettura/Scrittura CV (da normativa NMRA)</text:p>
        </text:list-item>
        <text:list-item>
          <text:p text:style-name="P186"><text:span text:style-name="T187">16</text:span>: LokDecoder2: Identifica il Decoder (default 1) (da normativa NMRA)</text:p>
        </text:list-item>
        <text:list-item>
          <text:p text:style-name="P188"><text:span text:style-name="T189">17</text:span>:<text:tab/>Parte più significativa indirizzo lungo (Solo DCC) (da normativa NMRA)</text:p>
        </text:list-item>
        <text:list-item>
          <text:p text:style-name="P190"><text:span text:style-name="T191">18</text:span>: Parte meno significativa indirizzo lungo (Solo DCC) (da normativa NMRA)</text:p>
        </text:list-item>
        <text:list-item>
          <text:p text:style-name="P192"><text:span text:style-name="T193">19</text:span>: Indirizzo Consist: 0<text:s/>disabilitato; 1 -&gt; 127 abilitato. (il bit7 a 1 indica che per tale indirizzo è impostata la direzione invertita (da normativa NMRA)</text:p>
        </text:list-item>
        <text:list-item>
          <text:p text:style-name="P194"><text:span text:style-name="T195">21</text:span>: Gruppo F8 -&gt; F1 per indirizzo Consist (da normativa NMRA):</text:p>
          <text:list text:continue-numbering="true">
            <text:list-item>
              <text:p text:style-name="P196">Bit7:<text:tab/>0 = F8 comandata da indirizzo Normale<text:tab/><text:tab/>1 = F8 comandata<text:s/>da indirizzo Consist</text:p>
            </text:list-item>
          </text:list>
        </text:list-item>
      </text:list>
      <text:list text:style-name="LFO12" text:continue-numbering="true">
        <text:list-item>
          <text:list>
            <text:list-item>
              <text:p text:style-name="P197">Bit6:<text:s/><text:tab/>0 = F7 comandata da indirizzo Normale<text:tab/><text:tab/>1 = F7 comandata da indirizzo Consist</text:p>
            </text:list-item>
            <text:list-item>
              <text:p text:style-name="P198">Bit5:<text:tab/>0 = F6 comandata da indirizzo Normale<text:tab/><text:tab/>1 = F6 comandata da indirizzo Consist</text:p>
            </text:list-item>
            <text:list-item>
              <text:p text:style-name="P199">Bit4:<text:tab/>0 = F5 comandata da indirizzo Normale<text:tab/><text:tab/>1 = F5 comandata da indirizzo Consist</text:p>
            </text:list-item>
            <text:list-item>
              <text:p text:style-name="P200">Bit3:<text:tab/>0 = F4 comandata da indirizzo Normale<text:tab/><text:tab/>1 = F4 comandata da indirizzo Consist</text:p>
            </text:list-item>
            <text:list-item>
              <text:p text:style-name="P201">Bit2:<text:tab/>0 = F3 comandata da indirizzo Normale<text:tab/><text:tab/>1 = F3 comandata da indirizzo Consist<text:s/></text:p>
            </text:list-item>
            <text:list-item>
              <text:p text:style-name="P202">Bit1:<text:tab/>0 = F2 comandata da indirizzo Normale<text:tab/><text:tab/>1 = F2 comandata da<text:s/>indirizzo Consist<text:s/></text:p>
            </text:list-item>
            <text:list-item>
              <text:p text:style-name="P203">Bit0:<text:tab/>0 = F1 comandata da indirizzo Normale<text:tab/><text:tab/>1 = F1 comandata da indirizzo Consist</text:p>
            </text:list-item>
          </text:list>
        </text:list-item>
      </text:list>
      <text:list text:style-name="LFO11" text:continue-numbering="true">
        <text:list-item>
          <text:p text:style-name="P204"><text:span text:style-name="T205">22</text:span>: Gruppo F15 -&gt; F9 + F0 per indirizzo Consist (da normativa NMRA):</text:p>
          <text:list text:continue-numbering="true">
            <text:list-item>
              <text:p text:style-name="P206">Bit7:<text:tab/>0 = F15 comandata da indirizzo Normale<text:tab/>1 = F15 comandata da indirizzo Consist</text:p>
            </text:list-item>
          </text:list>
        </text:list-item>
      </text:list>
      <text:list text:style-name="LFO12" text:continue-numbering="true">
        <text:list-item>
          <text:list>
            <text:list-item>
              <text:p text:style-name="P207">Bit6:<text:s/><text:tab/>0 = F14 comandata da indirizzo Normale<text:tab/>1 = F14 comandata da indirizzo Consist</text:p>
            </text:list-item>
            <text:list-item>
              <text:p text:style-name="P208">Bit5:<text:tab/>0 = F13 comandata da indirizzo Normale<text:tab/>1 = F13 comandata da indirizzo Consist</text:p>
            </text:list-item>
            <text:list-item>
              <text:p text:style-name="P209">Bit4:<text:tab/>0 = F12 comandata da indirizzo Normale<text:tab/>1 = F12 comandata da indirizzo Consist</text:p>
            </text:list-item>
            <text:list-item>
              <text:p text:style-name="P210">Bit3:<text:tab/>0 = F11 comandata da indirizzo Normale<text:tab/>1 = F11 comandata da indirizzo Consist</text:p>
            </text:list-item>
            <text:list-item>
              <text:p text:style-name="P211">Bit2:<text:tab/>0 = F10 comandata da indirizzo Normale<text:tab/>1 = F10 comandata da indirizzo Consist<text:s/></text:p>
            </text:list-item>
            <text:list-item>
              <text:p text:style-name="P212">Bit1:<text:tab/>0 = F9 comandata da indirizzo Normale<text:tab/><text:tab/>1 = F9 comandata da indirizzo Consist<text:s/></text:p>
            </text:list-item>
            <text:list-item>
              <text:p text:style-name="P213">Bit0:<text:tab/>0<text:s/>= F0 comandata da indirizzo Normale<text:tab/><text:tab/>1 = F0 comandata da indirizzo Consist</text:p>
            </text:list-item>
          </text:list>
        </text:list-item>
      </text:list>
      <text:list text:style-name="LFO11" text:continue-numbering="true">
        <text:list-item>
          <text:p text:style-name="P214"><text:span text:style-name="T215">29</text:span>:<text:tab/>CV di configurazione, spiegazione dei bit dal più significativo (bit7, bit6, …, bit1, bit0) (da normativa NMRA)</text:p>
        </text:list-item>
      </text:list>
      <text:soft-page-break/>
      <text:list text:style-name="LFO12" text:continue-numbering="true">
        <text:list-item>
          <text:list>
            <text:list-item>
              <text:p text:style-name="P216">Bit7:<text:tab/>Na</text:p>
            </text:list-item>
            <text:list-item>
              <text:p text:style-name="P217">Bit6:<text:tab/>Na</text:p>
            </text:list-item>
            <text:list-item>
              <text:p text:style-name="P218">Bit5:<text:tab/>0 = Indirizzo DCC Corto<text:tab/><text:tab/><text:tab/>1 = Indirizzo<text:s/>DCC Lungo</text:p>
            </text:list-item>
            <text:list-item>
              <text:p text:style-name="P219">Bit4:<text:tab/>Na</text:p>
            </text:list-item>
            <text:list-item>
              <text:p text:style-name="P220">Bit3:<text:tab/>Na</text:p>
            </text:list-item>
            <text:list-item>
              <text:p text:style-name="P221">Bit2:<text:tab/>0 = Modalità Analogica Disattiva<text:tab/>1 = Modalità Analogica Attiva</text:p>
            </text:list-item>
            <text:list-item>
              <text:p text:style-name="P222">Bit1:<text:tab/>0 = Modalità velocità 14 steps<text:tab/><text:tab/>1 = Modalità Velocità 28/128 steps</text:p>
            </text:list-item>
            <text:list-item>
              <text:p text:style-name="P223">Bit0:<text:tab/>0 = Direzione Normale<text:tab/><text:tab/><text:tab/>1 = Direzione Invertita</text:p>
            </text:list-item>
          </text:list>
        </text:list-item>
      </text:list>
      <text:list text:style-name="LFO11" text:continue-numbering="true">
        <text:list-item>
          <text:p text:style-name="P224"><text:span text:style-name="T225">30</text:span>:<text:tab/>CV errore: fornisce informazioni su eventuali errori della scheda (da normativa NMRA)</text:p>
        </text:list-item>
      </text:list>
      <text:list text:style-name="LFO13" text:continue-numbering="true">
        <text:list-item>
          <text:p text:style-name="P226"><text:span text:style-name="T227">48</text:span>: “<text:span text:style-name="T228">CV_Motorola_Additional_Addresses</text:span>” tale CV indica<text:s/><text:span text:style-name="T229">quanti indirizzi</text:span><text:s/>usare per il formato Motorola:</text:p>
          <text:list text:continue-numbering="true">
            <text:list-item>
              <text:p text:style-name="P230">Bit0: indica se il protocollo Motorola è abilitato oppure no.<text:line-break/>1 se attivo, 0 se disattivo (vengono ignorati gli altri bit).<text:line-break/>Se è attivo sono gestite le F da 0 a 4.<text:line-break/><text:span text:style-name="T231">E’ usato l’indirizzo salvato nella CV1.</text:span></text:p>
            </text:list-item>
            <text:list-item>
              <text:p text:style-name="P232">Bit1: se 1 abilita il<text:s/><text:span text:style-name="T233">Secondo</text:span><text:s/>indirizzo: CV1 + 1, rende disponibili le F da 5 a 8.</text:p>
            </text:list-item>
            <text:list-item>
              <text:p text:style-name="P234">Bit2: se 1 abilita il<text:s/><text:span text:style-name="T235">Terzo</text:span><text:s/>indirizzo: CV1 + 2, rende<text:s/>disponibili le F da 9 a 12.</text:p>
            </text:list-item>
            <text:list-item>
              <text:p text:style-name="P236">Bit3: se 1 abilita il<text:s/><text:span text:style-name="T237">Quarto</text:span><text:s/>indirizzo: CV1 + 3, rende disponibili le F da 13 a 16.</text:p>
            </text:list-item>
          </text:list>
        </text:list-item>
      </text:list>
      <text:list text:style-name="Stile1" text:continue-numbering="true">
        <text:list-item>
          <text:p text:style-name="P238"><text:span text:style-name="T239">58</text:span>:<text:tab/>Indica, nel gruppo funzioni da 0 a 7, quali sono attive nella modalità analogica</text:p>
        </text:list-item>
      </text:list>
      <text:list text:style-name="LFO14" text:continue-numbering="true">
        <text:list-item>
          <text:list>
            <text:list-item>
              <text:p text:style-name="P240">Bit7:<text:tab/>Funzione 7<text:tab/>0 = Non attiva<text:tab/>1 = attiva<text:tab/>…nella modalità<text:s/>analogica</text:p>
            </text:list-item>
            <text:list-item>
              <text:p text:style-name="P241">Bit6:<text:tab/>Funzione 6<text:tab/>0 = Non attiva<text:tab/>1 = attiva<text:tab/>…nella modalità analogica</text:p>
            </text:list-item>
            <text:list-item>
              <text:p text:style-name="P242">Bit5:<text:tab/>Funzione 5<text:tab/>0 = Non attiva<text:tab/>1 = attiva<text:tab/>…nella modalità analogica</text:p>
            </text:list-item>
            <text:list-item>
              <text:p text:style-name="P243">Bit4:<text:tab/>Funzione 4<text:tab/>0 = Non attiva<text:tab/>1 = attiva<text:s/><text:tab/>…nella modalità analogica</text:p>
            </text:list-item>
            <text:list-item>
              <text:p text:style-name="P244">Bit3:<text:tab/>Funzione 3<text:tab/>0 = Non attiva<text:tab/>1 = attiva<text:tab/>…nella modalità analogica</text:p>
            </text:list-item>
            <text:list-item>
              <text:p text:style-name="P245">Bit2:<text:tab/>Funzione 2<text:tab/>0 = Non attiva<text:tab/>1 = attiva<text:tab/>…nella modalità analogica</text:p>
            </text:list-item>
            <text:list-item>
              <text:p text:style-name="P246">Bit1:<text:tab/>Funzione 1<text:tab/>0 = Non attiva<text:tab/>1 = attiva<text:tab/>…nella modalità analogica</text:p>
            </text:list-item>
            <text:list-item>
              <text:p text:style-name="P247">Bit0:<text:tab/>Funzione 0<text:tab/>0 = Non attiva<text:tab/>1 = attiva<text:tab/>…nella modalità analogica</text:p>
            </text:list-item>
          </text:list>
        </text:list-item>
      </text:list>
      <text:list text:style-name="Stile1" text:continue-numbering="true">
        <text:list-item>
          <text:p text:style-name="P248"><text:span text:style-name="T249">59</text:span>: Analoga alla CV53 ma per le F da 8 a 15</text:p>
        </text:list-item>
      </text:list>
      <text:list text:style-name="LFO15" text:continue-numbering="true">
        <text:list-item>
          <text:list>
            <text:list-item>
              <text:p text:style-name="P250">Bit7:<text:tab/>Funzione 15<text:tab/>0 = Non attiva<text:tab/>1 = attiva<text:tab/>…nella modalità analogica</text:p>
            </text:list-item>
            <text:list-item>
              <text:p text:style-name="P251">…</text:p>
            </text:list-item>
            <text:list-item>
              <text:p text:style-name="P252">Bit0:<text:tab/>Funzione 8<text:tab/>0 = Non attiva<text:tab/>1 = attiva<text:tab/>…nella modalità analogica</text:p>
            </text:list-item>
          </text:list>
        </text:list-item>
      </text:list>
      <text:list text:style-name="Stile1" text:continue-numbering="true">
        <text:list-item>
          <text:p text:style-name="P253"><text:span text:style-name="T254">60</text:span>: Analoga alla CV53 ma per le F da 23 a 16</text:p>
        </text:list-item>
      </text:list>
      <text:soft-page-break/>
      <text:list text:style-name="LFO16" text:continue-numbering="true">
        <text:list-item>
          <text:list>
            <text:list-item>
              <text:p text:style-name="P255">Bit7:<text:tab/>Funzione 23<text:tab/>0 = Non attiva<text:tab/>1 = attiva<text:tab/>…nella modalità analogica</text:p>
            </text:list-item>
            <text:list-item>
              <text:p text:style-name="P256">…</text:p>
            </text:list-item>
            <text:list-item>
              <text:p text:style-name="P257">Bit0:<text:tab/>Funzione 16<text:tab/>0 = Non attiva<text:tab/>1 = attiva<text:tab/>…nella modalità analogica</text:p>
            </text:list-item>
          </text:list>
        </text:list-item>
      </text:list>
      <text:list text:style-name="Stile1" text:continue-numbering="true">
        <text:list-item>
          <text:p text:style-name="P258"><text:span text:style-name="T259">61</text:span>: Analoga alla CV53 ma per le F da 31 a 24</text:p>
        </text:list-item>
      </text:list>
      <text:list text:style-name="LFO17" text:continue-numbering="true">
        <text:list-item>
          <text:list>
            <text:list-item>
              <text:p text:style-name="P260">Bit7:<text:tab/>Funzione 31<text:tab/>0 = Non attiva<text:tab/>1 = attiva<text:tab/>…nella modalità analogica</text:p>
            </text:list-item>
            <text:list-item>
              <text:p text:style-name="P261">…</text:p>
            </text:list-item>
            <text:list-item>
              <text:p text:style-name="P262">Bit0:<text:tab/>Funzione 24<text:tab/>0 = Non attiva<text:tab/>1 = attiva<text:tab/>…nella modalità analogica</text:p>
            </text:list-item>
          </text:list>
        </text:list-item>
      </text:list>
      <text:p text:style-name="P263"/>
      <text:h text:style-name="Titolo1" text:outline-level="1"><text:bookmark-start text:name="_Toc65942531"/><text:bookmark-start text:name="_Toc66190867"/><text:bookmark-start text:name="_Toc66190956"/><text:bookmark-start text:name="_Toc66191199"/>Lista CVs Implementate (Mappatura AUX)<text:bookmark-end text:name="_Toc65942531"/><text:bookmark-end text:name="_Toc66190867"/><text:bookmark-end text:name="_Toc66190956"/><text:bookmark-end text:name="_Toc66191199"/></text:h>
      <text:p text:style-name="P264">Di seguito sono riportare, per ogni AUX, il numero della CV: Funzione, Direzione, PWM, Effetto.</text:p>
      <text:p text:style-name="P265">Per conoscere il significato di ogni CV (e quali valori è possibile impostare) vedere<text:s/>paragrafo: “<text:span text:style-name="T266">Personalizzazione AUX”.</text:span><text:s/></text:p>
      <text:list text:style-name="LFO18" text:continue-numbering="true">
        <text:list-item>
          <text:p text:style-name="P267">AUX1: Luce Bianca Compartimento 1</text:p>
          <text:list text:continue-numbering="true">
            <text:list-item>
              <text:p text:style-name="P268">CV Funzione:<text:s/><text:tab/>112</text:p>
            </text:list-item>
            <text:list-item>
              <text:p text:style-name="P269">CV Direzione:<text:tab/>113</text:p>
            </text:list-item>
            <text:list-item>
              <text:p text:style-name="P270">CV PWM:<text:tab/>114</text:p>
            </text:list-item>
            <text:list-item>
              <text:p text:style-name="P271">CV Effetto:<text:tab/>115</text:p>
            </text:list-item>
          </text:list>
        </text:list-item>
        <text:list-item>
          <text:p text:style-name="P272">AUX2: Luce Bianca Compartimento 2</text:p>
          <text:list text:continue-numbering="true">
            <text:list-item>
              <text:p text:style-name="P273">CV Funzione:<text:s/><text:tab/>116</text:p>
            </text:list-item>
            <text:list-item>
              <text:p text:style-name="P274">CV Direzione:<text:tab/>117</text:p>
            </text:list-item>
            <text:list-item>
              <text:p text:style-name="P275">CV PWM:<text:tab/>118</text:p>
            </text:list-item>
            <text:list-item>
              <text:p text:style-name="P276">CV Effetto:<text:tab/>119</text:p>
            </text:list-item>
          </text:list>
        </text:list-item>
        <text:list-item>
          <text:p text:style-name="P277">AUX3: Luce Bianca Compartimento 3</text:p>
          <text:list text:continue-numbering="true">
            <text:list-item>
              <text:p text:style-name="P278">CV Funzione:<text:s/><text:tab/>120</text:p>
            </text:list-item>
            <text:list-item>
              <text:p text:style-name="P279">CV Direzione:<text:tab/>121</text:p>
            </text:list-item>
            <text:list-item>
              <text:p text:style-name="P280">CV PWM:<text:tab/>122</text:p>
            </text:list-item>
            <text:list-item>
              <text:p text:style-name="P281">CV Effetto:<text:tab/>123</text:p>
            </text:list-item>
          </text:list>
        </text:list-item>
        <text:list-item>
          <text:p text:style-name="P282">AUX4: Luce Bianca Compartimento 4</text:p>
          <text:list text:continue-numbering="true">
            <text:list-item>
              <text:p text:style-name="P283">CV Funzione:<text:s/><text:tab/>124</text:p>
            </text:list-item>
            <text:list-item>
              <text:p text:style-name="P284">CV Direzione:<text:tab/>125</text:p>
            </text:list-item>
            <text:list-item>
              <text:p text:style-name="P285">CV PWM:<text:tab/>126</text:p>
            </text:list-item>
            <text:list-item>
              <text:p text:style-name="P286">CV Effetto:<text:tab/>127</text:p>
            </text:list-item>
          </text:list>
        </text:list-item>
        <text:list-item>
          <text:p text:style-name="P287">AUX5: Luce Bianca Compartimento 5</text:p>
          <text:list text:continue-numbering="true">
            <text:list-item>
              <text:p text:style-name="P288">CV Funzione:<text:s/><text:tab/>128</text:p>
            </text:list-item>
            <text:list-item>
              <text:p text:style-name="P289">CV Direzione:<text:tab/>129</text:p>
            </text:list-item>
            <text:list-item>
              <text:p text:style-name="P290">CV PWM:<text:tab/>130</text:p>
            </text:list-item>
            <text:list-item>
              <text:p text:style-name="P291">CV Effetto:<text:tab/>131</text:p>
            </text:list-item>
          </text:list>
        </text:list-item>
        <text:list-item>
          <text:p text:style-name="P292">AUX6: Luce Bianca Compartimento 6</text:p>
          <text:list text:continue-numbering="true">
            <text:list-item>
              <text:p text:style-name="P293">CV Funzione:<text:s/><text:tab/>132</text:p>
            </text:list-item>
            <text:list-item>
              <text:p text:style-name="P294">CV Direzione:<text:tab/>133</text:p>
            </text:list-item>
            <text:list-item>
              <text:p text:style-name="P295">CV PWM:<text:tab/>134</text:p>
            </text:list-item>
            <text:list-item>
              <text:p text:style-name="P296">CV Effetto:<text:tab/>135</text:p>
            </text:list-item>
          </text:list>
        </text:list-item>
        <text:list-item>
          <text:p text:style-name="P297">AUX7: Luce Bianca Compartimento 7</text:p>
          <text:list text:continue-numbering="true">
            <text:list-item>
              <text:p text:style-name="P298">CV Funzione:<text:s/><text:tab/>136</text:p>
            </text:list-item>
            <text:list-item>
              <text:p text:style-name="P299">CV Direzione:<text:tab/>137</text:p>
            </text:list-item>
            <text:list-item>
              <text:p text:style-name="P300">CV PWM:<text:tab/>138</text:p>
            </text:list-item>
            <text:list-item>
              <text:p text:style-name="P301">CV Effetto:<text:tab/>139</text:p>
            </text:list-item>
          </text:list>
        </text:list-item>
        <text:list-item>
          <text:p text:style-name="P302">AUX8: Luce Bianca Compartimento 8</text:p>
          <text:list text:continue-numbering="true">
            <text:list-item>
              <text:p text:style-name="P303">CV Funzione:<text:s/><text:tab/>140</text:p>
            </text:list-item>
            <text:list-item>
              <text:p text:style-name="P304">CV Direzione:<text:tab/>141</text:p>
            </text:list-item>
            <text:list-item>
              <text:p text:style-name="P305">CV PWM:<text:tab/>142</text:p>
            </text:list-item>
            <text:list-item>
              <text:p text:style-name="P306">CV Effetto:<text:tab/>143</text:p>
            </text:list-item>
          </text:list>
        </text:list-item>
        <text:list-item>
          <text:p text:style-name="P307">AUX9: Luce Bianca Compartimento 9</text:p>
          <text:list text:continue-numbering="true">
            <text:list-item>
              <text:p text:style-name="P308">CV Funzione:<text:s/><text:tab/>144</text:p>
            </text:list-item>
            <text:list-item>
              <text:p text:style-name="P309">CV Direzione:<text:tab/>145</text:p>
            </text:list-item>
            <text:list-item>
              <text:p text:style-name="P310">CV PWM:<text:tab/>146</text:p>
            </text:list-item>
            <text:list-item>
              <text:p text:style-name="P311">CV Effetto:<text:tab/>147</text:p>
            </text:list-item>
          </text:list>
        </text:list-item>
        <text:list-item>
          <text:p text:style-name="P312">AUX10: Luce Bianca Compartimento 10</text:p>
          <text:list text:continue-numbering="true">
            <text:list-item>
              <text:p text:style-name="P313">CV Funzione:<text:s/><text:tab/>148</text:p>
            </text:list-item>
            <text:list-item>
              <text:p text:style-name="P314">CV Direzione:<text:tab/>149</text:p>
            </text:list-item>
            <text:list-item>
              <text:p text:style-name="P315">CV PWM:<text:tab/>150</text:p>
            </text:list-item>
            <text:list-item>
              <text:p text:style-name="P316">CV Effetto:<text:tab/>151</text:p>
            </text:list-item>
          </text:list>
        </text:list-item>
        <text:list-item>
          <text:p text:style-name="P317">AUX11: Luce Bianca Compartimento 11</text:p>
          <text:list text:continue-numbering="true">
            <text:list-item>
              <text:p text:style-name="P318">CV Funzione:<text:s/><text:tab/>152</text:p>
            </text:list-item>
            <text:list-item>
              <text:p text:style-name="P319">CV Direzione:<text:tab/>153</text:p>
            </text:list-item>
            <text:list-item>
              <text:p text:style-name="P320">CV PWM:<text:tab/>154</text:p>
            </text:list-item>
            <text:list-item>
              <text:p text:style-name="P321">CV Effetto:<text:tab/>155</text:p>
            </text:list-item>
          </text:list>
        </text:list-item>
        <text:list-item>
          <text:p text:style-name="P322">AUX12: Luce Bianca Compartimento 12</text:p>
          <text:list text:continue-numbering="true">
            <text:list-item>
              <text:p text:style-name="P323">CV Funzione:<text:s/><text:tab/>156</text:p>
            </text:list-item>
            <text:list-item>
              <text:p text:style-name="P324">CV Direzione:<text:tab/>157</text:p>
            </text:list-item>
            <text:list-item>
              <text:p text:style-name="P325">CV PWM:<text:tab/>158</text:p>
            </text:list-item>
            <text:list-item>
              <text:p text:style-name="P326">CV Effetto:<text:tab/>159</text:p>
            </text:list-item>
          </text:list>
        </text:list-item>
        <text:list-item>
          <text:p text:style-name="P327">AUX13: Luce Blu Compartimento 1</text:p>
          <text:list text:continue-numbering="true">
            <text:list-item>
              <text:p text:style-name="P328">CV Funzione:<text:s/><text:tab/>160</text:p>
            </text:list-item>
            <text:list-item>
              <text:p text:style-name="P329">CV Direzione:<text:tab/>161</text:p>
            </text:list-item>
            <text:list-item>
              <text:p text:style-name="P330">CV PWM:<text:tab/>162</text:p>
            </text:list-item>
            <text:list-item>
              <text:p text:style-name="P331">CV Effetto:<text:tab/>163</text:p>
            </text:list-item>
          </text:list>
        </text:list-item>
        <text:list-item>
          <text:p text:style-name="P332">AUX14: Luce Blu Compartimento 2</text:p>
          <text:list text:continue-numbering="true">
            <text:list-item>
              <text:p text:style-name="P333">CV Funzione:<text:s/><text:tab/>164</text:p>
            </text:list-item>
            <text:list-item>
              <text:p text:style-name="P334">CV Direzione:<text:tab/>165</text:p>
            </text:list-item>
            <text:list-item>
              <text:p text:style-name="P335">CV PWM:<text:tab/>166</text:p>
            </text:list-item>
            <text:list-item>
              <text:p text:style-name="P336">CV Effetto:<text:tab/>167</text:p>
            </text:list-item>
          </text:list>
        </text:list-item>
        <text:list-item>
          <text:p text:style-name="P337">AUX15: Luce Blu Compartimento 3</text:p>
          <text:list text:continue-numbering="true">
            <text:list-item>
              <text:p text:style-name="P338">CV Funzione:<text:s/><text:tab/>168</text:p>
            </text:list-item>
            <text:list-item>
              <text:p text:style-name="P339">CV Direzione:<text:tab/>169</text:p>
            </text:list-item>
            <text:list-item>
              <text:p text:style-name="P340">CV PWM:<text:tab/>170</text:p>
            </text:list-item>
            <text:list-item>
              <text:p text:style-name="P341">CV Effetto:<text:tab/>171</text:p>
            </text:list-item>
          </text:list>
        </text:list-item>
        <text:list-item>
          <text:p text:style-name="P342">AUX16: Luce Blu<text:s/>Compartimento 4</text:p>
          <text:list text:continue-numbering="true">
            <text:list-item>
              <text:p text:style-name="P343">CV Funzione:<text:s/><text:tab/>172</text:p>
            </text:list-item>
            <text:list-item>
              <text:p text:style-name="P344">CV Direzione:<text:tab/>173</text:p>
            </text:list-item>
            <text:list-item>
              <text:p text:style-name="P345">CV PWM:<text:tab/>174</text:p>
            </text:list-item>
            <text:list-item>
              <text:p text:style-name="P346">CV Effetto:<text:tab/>175</text:p>
            </text:list-item>
          </text:list>
        </text:list-item>
        <text:list-item>
          <text:p text:style-name="P347">AUX17: Luce Blu Compartimento 5</text:p>
          <text:list text:continue-numbering="true">
            <text:list-item>
              <text:p text:style-name="P348">CV Funzione:<text:s/><text:tab/>176</text:p>
            </text:list-item>
            <text:list-item>
              <text:p text:style-name="P349">CV Direzione:<text:tab/>177</text:p>
            </text:list-item>
            <text:list-item>
              <text:p text:style-name="P350">CV PWM:<text:tab/>178</text:p>
            </text:list-item>
            <text:list-item>
              <text:p text:style-name="P351">CV Effetto:<text:tab/>179</text:p>
            </text:list-item>
          </text:list>
        </text:list-item>
        <text:list-item>
          <text:p text:style-name="P352">AUX18: Luce Blu Compartimento 6</text:p>
          <text:list text:continue-numbering="true">
            <text:list-item>
              <text:p text:style-name="P353">CV Funzione:<text:s/><text:tab/>180</text:p>
            </text:list-item>
            <text:list-item>
              <text:p text:style-name="P354">CV Direzione:<text:tab/>181</text:p>
            </text:list-item>
            <text:list-item>
              <text:p text:style-name="P355">CV PWM:<text:tab/>182</text:p>
            </text:list-item>
            <text:list-item>
              <text:p text:style-name="P356">CV Effetto:<text:tab/>183</text:p>
            </text:list-item>
          </text:list>
        </text:list-item>
        <text:list-item>
          <text:p text:style-name="P357">AUX19: Luce Blu Compartimento 7</text:p>
          <text:list text:continue-numbering="true">
            <text:list-item>
              <text:p text:style-name="P358">CV Funzione:<text:s/><text:tab/>184</text:p>
            </text:list-item>
            <text:list-item>
              <text:p text:style-name="P359">CV Direzione:<text:tab/>185</text:p>
            </text:list-item>
            <text:list-item>
              <text:p text:style-name="P360">CV PWM:<text:tab/>186</text:p>
            </text:list-item>
            <text:list-item>
              <text:p text:style-name="P361">CV Effetto:<text:tab/>187</text:p>
            </text:list-item>
          </text:list>
        </text:list-item>
        <text:list-item>
          <text:p text:style-name="P362">AUX20: Luce Blu Compartimento 8</text:p>
          <text:list text:continue-numbering="true">
            <text:list-item>
              <text:p text:style-name="P363">CV Funzione:<text:s/><text:tab/>188</text:p>
            </text:list-item>
            <text:list-item>
              <text:p text:style-name="P364">CV Direzione:<text:tab/>189</text:p>
            </text:list-item>
            <text:list-item>
              <text:p text:style-name="P365">CV PWM:<text:tab/>190</text:p>
            </text:list-item>
            <text:list-item>
              <text:p text:style-name="P366">CV Effetto:<text:tab/>191</text:p>
            </text:list-item>
          </text:list>
        </text:list-item>
        <text:list-item>
          <text:p text:style-name="P367">AUX21: Luce Blu Compartimento 9</text:p>
          <text:list text:continue-numbering="true">
            <text:list-item>
              <text:p text:style-name="P368">CV Funzione:<text:s/><text:tab/>192</text:p>
            </text:list-item>
            <text:list-item>
              <text:p text:style-name="P369">CV Direzione:<text:tab/>193</text:p>
            </text:list-item>
            <text:list-item>
              <text:p text:style-name="P370">CV PWM:<text:tab/>194</text:p>
            </text:list-item>
            <text:list-item>
              <text:p text:style-name="P371">CV Effetto:<text:tab/>195</text:p>
            </text:list-item>
          </text:list>
        </text:list-item>
        <text:list-item>
          <text:p text:style-name="P372">AUX22: Luce Blu Compartimento 10</text:p>
          <text:list text:continue-numbering="true">
            <text:list-item>
              <text:p text:style-name="P373">CV Funzione:<text:s/><text:tab/>196</text:p>
            </text:list-item>
            <text:list-item>
              <text:p text:style-name="P374">CV Direzione:<text:tab/>197</text:p>
            </text:list-item>
            <text:list-item>
              <text:p text:style-name="P375">CV PWM:<text:tab/>198</text:p>
            </text:list-item>
            <text:list-item>
              <text:p text:style-name="P376">CV Effetto:<text:tab/>199</text:p>
            </text:list-item>
          </text:list>
        </text:list-item>
        <text:list-item>
          <text:p text:style-name="P377">AUX23: Luce Blu Compartimento 11</text:p>
          <text:list text:continue-numbering="true">
            <text:list-item>
              <text:p text:style-name="P378">CV Funzione:<text:s/><text:tab/>200</text:p>
            </text:list-item>
            <text:list-item>
              <text:p text:style-name="P379">CV Direzione:<text:tab/>201</text:p>
            </text:list-item>
            <text:list-item>
              <text:p text:style-name="P380">CV PWM:<text:tab/>202</text:p>
            </text:list-item>
            <text:list-item>
              <text:p text:style-name="P381">CV Effetto:<text:tab/>203</text:p>
            </text:list-item>
          </text:list>
        </text:list-item>
        <text:list-item>
          <text:p text:style-name="P382">AUX24: Luce Blu Compartimento 12</text:p>
          <text:list text:continue-numbering="true">
            <text:list-item>
              <text:p text:style-name="P383">CV Funzione:<text:s/><text:tab/>204</text:p>
            </text:list-item>
            <text:list-item>
              <text:p text:style-name="P384">CV Direzione:<text:tab/>205</text:p>
            </text:list-item>
            <text:list-item>
              <text:p text:style-name="P385">CV PWM:<text:tab/>206</text:p>
            </text:list-item>
            <text:list-item>
              <text:p text:style-name="P386">CV Effetto:<text:tab/>207</text:p>
            </text:list-item>
          </text:list>
        </text:list-item>
        <text:list-item>
          <text:p text:style-name="P387">AUX25: Corridoio Segmento 1</text:p>
          <text:list text:continue-numbering="true">
            <text:list-item>
              <text:p text:style-name="P388">CV Funzione:<text:s/><text:tab/>208</text:p>
            </text:list-item>
            <text:list-item>
              <text:p text:style-name="P389">CV Direzione:<text:tab/>209</text:p>
            </text:list-item>
            <text:list-item>
              <text:p text:style-name="P390">CV PWM:<text:tab/>210</text:p>
            </text:list-item>
            <text:list-item>
              <text:p text:style-name="P391">CV Effetto:<text:tab/>211</text:p>
            </text:list-item>
          </text:list>
        </text:list-item>
        <text:list-item>
          <text:p text:style-name="P392">AUX26: Corridoio Segmento 2</text:p>
          <text:list text:continue-numbering="true">
            <text:list-item>
              <text:p text:style-name="P393">CV Funzione:<text:s/><text:tab/>212</text:p>
            </text:list-item>
            <text:list-item>
              <text:p text:style-name="P394">CV Direzione:<text:tab/>213</text:p>
            </text:list-item>
            <text:list-item>
              <text:p text:style-name="P395">CV<text:s/>PWM:<text:tab/>214</text:p>
            </text:list-item>
            <text:list-item>
              <text:p text:style-name="P396">CV Effetto:<text:tab/>215</text:p>
            </text:list-item>
          </text:list>
        </text:list-item>
        <text:list-item>
          <text:p text:style-name="P397">AUX27: Corridoio Segmento 3</text:p>
          <text:list text:continue-numbering="true">
            <text:list-item>
              <text:p text:style-name="P398">CV Funzione:<text:s/><text:tab/>216</text:p>
            </text:list-item>
            <text:list-item>
              <text:p text:style-name="P399">CV Direzione:<text:tab/>217</text:p>
            </text:list-item>
            <text:list-item>
              <text:p text:style-name="P400">CV PWM:<text:tab/>218</text:p>
            </text:list-item>
            <text:list-item>
              <text:p text:style-name="P401">CV Effetto:<text:tab/>219</text:p>
            </text:list-item>
          </text:list>
        </text:list-item>
        <text:list-item>
          <text:p text:style-name="P402">AUX28: Corridoio Segmento 4</text:p>
          <text:list text:continue-numbering="true">
            <text:list-item>
              <text:p text:style-name="P403">CV Funzione:<text:s/><text:tab/>220</text:p>
            </text:list-item>
            <text:list-item>
              <text:p text:style-name="P404">CV Direzione:<text:tab/>221</text:p>
            </text:list-item>
            <text:list-item>
              <text:p text:style-name="P405">CV PWM:<text:tab/>222</text:p>
            </text:list-item>
            <text:list-item>
              <text:p text:style-name="P406">CV Effetto:<text:tab/>223</text:p>
            </text:list-item>
          </text:list>
        </text:list-item>
        <text:list-item>
          <text:p text:style-name="P407">AUX29: Corridoio Segmento 5</text:p>
          <text:list text:continue-numbering="true">
            <text:list-item>
              <text:p text:style-name="P408">CV<text:s/>Funzione:<text:s/><text:tab/>224</text:p>
            </text:list-item>
            <text:list-item>
              <text:p text:style-name="P409">CV Direzione:<text:tab/>225</text:p>
            </text:list-item>
            <text:list-item>
              <text:p text:style-name="P410">CV PWM:<text:tab/>226</text:p>
            </text:list-item>
            <text:list-item>
              <text:p text:style-name="P411">CV Effetto:<text:tab/>227</text:p>
            </text:list-item>
          </text:list>
        </text:list-item>
        <text:list-item>
          <text:p text:style-name="P412">AUX30: Pad per luci rosse, Sinistra</text:p>
          <text:list text:continue-numbering="true">
            <text:list-item>
              <text:p text:style-name="P413">CV Funzione:<text:s/><text:tab/>228</text:p>
            </text:list-item>
            <text:list-item>
              <text:p text:style-name="P414">CV Direzione:<text:tab/>229</text:p>
            </text:list-item>
            <text:list-item>
              <text:p text:style-name="P415">CV PWM:<text:tab/>230</text:p>
            </text:list-item>
            <text:list-item>
              <text:p text:style-name="P416">CV Effetto:<text:tab/>231</text:p>
            </text:list-item>
          </text:list>
        </text:list-item>
        <text:list-item>
          <text:p text:style-name="P417">AUX31: Pad per luci rosse, Destra</text:p>
          <text:list text:continue-numbering="true">
            <text:list-item>
              <text:p text:style-name="P418">CV Funzione:<text:s/><text:tab/>232</text:p>
            </text:list-item>
            <text:list-item>
              <text:p text:style-name="P419">CV Direzione:<text:tab/>233</text:p>
            </text:list-item>
            <text:list-item>
              <text:p text:style-name="P420">CV PWM:<text:tab/>234</text:p>
            </text:list-item>
            <text:list-item>
              <text:p text:style-name="P421">CV Effetto:<text:tab/>235</text:p>
            </text:list-item>
          </text:list>
        </text:list-item>
      </text:list>
      <text:p text:style-name="P422"/>
      <text:h text:style-name="Titolo1" text:outline-level="1"><text:bookmark-start text:name="_Toc65942532"/><text:bookmark-start text:name="_Toc66190868"/><text:bookmark-start text:name="_Toc66190957"/><text:bookmark-start text:name="_Toc66191200"/>Reset CVs<text:bookmark-end text:name="_Toc65942532"/><text:bookmark-end text:name="_Toc66190868"/><text:bookmark-end text:name="_Toc66190957"/><text:bookmark-end text:name="_Toc66191200"/></text:h>
      <text:p text:style-name="Normale">E’ implementato il reset delle CVs: per procedere a tale operazione è necessario scrivere 8 nella CV8.</text:p>
      <text:p text:style-name="Normale">L’avvenuto reset delle CVs è confermato dall’attivazione di tutte le luci; è possibile ignorare eventuali errori restituiti dalla<text:s/>centrale.</text:p>
      <text:p text:style-name="Normale">Nel caso in cui venga restituito errore, e le luci non si siano accese,<text:s/><text:span text:style-name="T423">ripetere l’operazione</text:span>.</text:p>
      <text:p text:style-name="Normale"/>
      <text:h text:style-name="Titolo1" text:outline-level="1"><text:bookmark-start text:name="_Toc65942533"/><text:bookmark-start text:name="_Toc66190869"/><text:bookmark-start text:name="_Toc66190958"/><text:bookmark-start text:name="_Toc66191201"/>Piazzole Luci Rosse di Coda<text:bookmark-end text:name="_Toc65942533"/><text:bookmark-end text:name="_Toc66190869"/><text:bookmark-end text:name="_Toc66190958"/><text:bookmark-end text:name="_Toc66191201"/></text:h>
      <text:p text:style-name="Normale">Su entrambe le estremità sono presenti dei pad su cui saldare eventuali luci rosse di coda, i pad forniscono polo<text:s/>positivo 5v e GND, e sono pilotati dal micro tramite transistor NPN sulla linea del GND.</text:p>
      <text:p text:style-name="Normale"/>
      <text:h text:style-name="Titolo1" text:outline-level="1"><text:bookmark-start text:name="_Toc65942534"/><text:bookmark-start text:name="_Toc66190870"/><text:bookmark-start text:name="_Toc66190959"/><text:bookmark-start text:name="_Toc66191202"/>Porta di Programmazione ISP<text:bookmark-end text:name="_Toc65942534"/><text:bookmark-end text:name="_Toc66190870"/><text:bookmark-end text:name="_Toc66190959"/><text:bookmark-end text:name="_Toc66191202"/></text:h>
      <text:p text:style-name="Normale">Porta per programmare il microcontrollore: la programmazione consiste nel caricare un nuovo firmware a bordo della scheda.</text:p>
      <text:soft-page-break/>
      <text:p text:style-name="Normale">Questa porta può essere utilizzata per comandare moduli/dispositivi esterni fornendo essi alimentazione (U+ e GND) e il bus I2C Wire.</text:p>
      <text:p text:style-name="Normale"/>
      <text:h text:style-name="Titolo1" text:outline-level="1"><text:bookmark-start text:name="_Toc65942535"/><text:bookmark-start text:name="_Toc66190871"/><text:bookmark-start text:name="_Toc66190960"/><text:bookmark-start text:name="_Toc66191203"/>Prese di corrente<text:bookmark-end text:name="_Toc65942535"/><text:bookmark-end text:name="_Toc66190871"/><text:bookmark-end text:name="_Toc66190960"/><text:bookmark-end text:name="_Toc66191203"/></text:h>
      <text:p text:style-name="Normale">Dove previste dal produttore, sono presenti gli spazi per i fili provenienti dalle prese di corrente.</text:p>
      <text:p text:style-name="Normale">Per ogni polo (Left, Right) sono presenti spazi per due fili.</text:p>
      <text:p text:style-name="Normale">Possibili configurazioni per<text:s/><text:span text:style-name="T424">sistema 2 rotaie:</text:span></text:p>
      <text:list text:style-name="LFO19" text:continue-numbering="true">
        <text:list-item>
          <text:p text:style-name="P425">Prese di corrente</text:p>
          <text:list text:continue-numbering="true">
            <text:list-item>
              <text:p text:style-name="P426">Presa di corrente su carrello avente isolatori a destra su<text:s/><text:span text:style-name="T427">LEFT</text:span></text:p>
            </text:list-item>
            <text:list-item>
              <text:p text:style-name="P428">Presa di corrente su carrello avente isolatori a sinistra su<text:s/><text:span text:style-name="T429">RIGHT</text:span></text:p>
            </text:list-item>
          </text:list>
        </text:list-item>
        <text:list-item>
          <text:p text:style-name="P430">Condotta elettrica passante<text:s/></text:p>
          <text:list text:continue-numbering="true">
            <text:list-item>
              <text:p text:style-name="P431">Filo ‘Right’ dal gancio conduttore su<text:s/><text:span text:style-name="T432">RIGHT</text:span></text:p>
            </text:list-item>
            <text:list-item>
              <text:p text:style-name="P433">Filo ‘Left’ dal gancio conduttore su<text:s/><text:span text:style-name="T434">LEFT</text:span></text:p>
            </text:list-item>
          </text:list>
        </text:list-item>
        <text:list-item>
          <text:p text:style-name="P435">Condotta<text:span text:style-name="T436"><text:s/></text:span>elettrica passante + prese di corrente</text:p>
          <text:list text:continue-numbering="true">
            <text:list-item>
              <text:p text:style-name="P437">Filo ‘Right’ dal gancio conduttore su<text:s/><text:span text:style-name="T438">RIGHT</text:span></text:p>
            </text:list-item>
            <text:list-item>
              <text:p text:style-name="P439">Filo ‘Left’ dal gancio conduttore su<text:s/><text:span text:style-name="T440">LEFT</text:span></text:p>
            </text:list-item>
            <text:list-item>
              <text:p text:style-name="P441">Presa di corrente su<text:s/>carrello avente isolatori a destra su<text:s/><text:span text:style-name="T442">LEFT</text:span></text:p>
            </text:list-item>
            <text:list-item>
              <text:p text:style-name="P443">Presa di corrente su carrello avente isolatori a sinistra su<text:s/><text:span text:style-name="T444">RIGHT</text:span></text:p>
            </text:list-item>
          </text:list>
        </text:list-item>
      </text:list>
      <text:p text:style-name="Normale">Possibili configurazioni per<text:s/><text:span text:style-name="T445">sistema 3 rotaie:</text:span></text:p>
      <text:list text:style-name="LFO20" text:continue-numbering="true">
        <text:list-item>
          <text:p text:style-name="P446">Presa di corrente sul rotabile + pattino:</text:p>
          <text:list text:continue-numbering="true">
            <text:list-item>
              <text:p text:style-name="P447">Pattino su<text:s/><text:span text:style-name="T448">RIGHT</text:span></text:p>
            </text:list-item>
            <text:list-item>
              <text:p text:style-name="P449">Prese di corrente (tutte quelle<text:s/>presenti) sul<text:s/><text:span text:style-name="T450">LEFT</text:span></text:p>
            </text:list-item>
          </text:list>
        </text:list-item>
        <text:list-item>
          <text:p text:style-name="P451">Prese di corrente + pattino tramite ganci conduttori unipolari (es. ganci conduttori Maerklin)</text:p>
          <text:list text:continue-numbering="true">
            <text:list-item>
              <text:p text:style-name="P452">Per ogni gancio, il filo proveniente da esso va su<text:s/><text:span text:style-name="T453">RIGHT</text:span></text:p>
            </text:list-item>
            <text:list-item>
              <text:p text:style-name="P454">Per ogni presa di corrente il filo va su<text:s/><text:span text:style-name="T455">LEFT</text:span><text:s/></text:p>
            </text:list-item>
          </text:list>
        </text:list-item>
      </text:list>
      <text:p text:style-name="Normale">In caso di assi DC su sistemi 3 rotaie<text:s/>non ha importanza il lato in cui gli isolatori sono posizionati (è consigliato, ma non obbligatorio, avere gli isolatori sui lati opposti dello stesso carrello in modo tale da accorciare il ‘passo’ carrozza).</text:p>
      <text:p text:style-name="P456"/>
      <text:h text:style-name="Titolo1" text:outline-level="1"><text:bookmark-start text:name="_Toc65942536"/><text:bookmark-start text:name="_Toc66190872"/><text:bookmark-start text:name="_Toc66190961"/><text:bookmark-start text:name="_Toc66191204"/>Mappatura Predefinita<text:bookmark-end text:name="_Toc65942536"/><text:bookmark-end text:name="_Toc66190872"/><text:bookmark-end text:name="_Toc66190961"/><text:bookmark-end text:name="_Toc66191204"/></text:h>
      <text:list text:style-name="LFO21" text:continue-numbering="true">
        <text:list-item>
          <text:p text:style-name="P457">F0: Corridoio</text:p>
        </text:list-item>
        <text:list-item>
          <text:p text:style-name="P458">F1: Luce<text:s/>Bianca Compartimento 1</text:p>
        </text:list-item>
        <text:list-item>
          <text:p text:style-name="P459">F12 Luce Bianca Compartimento 2</text:p>
        </text:list-item>
        <text:list-item>
          <text:p text:style-name="P460">F13: Luce Bianca Compartimento 3</text:p>
        </text:list-item>
        <text:list-item>
          <text:p text:style-name="P461">F4: Luce Bianca Compartimento 4</text:p>
        </text:list-item>
        <text:list-item>
          <text:p text:style-name="P462">F5: Luce Bianca Compartimento 5</text:p>
        </text:list-item>
        <text:list-item>
          <text:p text:style-name="P463">F6: Luce Bianca Compartimento 6</text:p>
        </text:list-item>
        <text:list-item>
          <text:p text:style-name="P464">F7: Luce Bianca Compartimento 7</text:p>
        </text:list-item>
        <text:list-item>
          <text:p text:style-name="P465">F8: Luce Bianca<text:s/>Compartimento 8</text:p>
        </text:list-item>
        <text:list-item>
          <text:p text:style-name="P466">F9: Luce Bianca Compartimento 9</text:p>
        </text:list-item>
        <text:list-item>
          <text:p text:style-name="P467">F10: Luce Bianca Compartimento 10</text:p>
        </text:list-item>
        <text:list-item>
          <text:p text:style-name="P468">F11: Luce Bianca Compartimento 11</text:p>
        </text:list-item>
        <text:list-item>
          <text:p text:style-name="P469">F12: Luce Bianca Compartimento 12</text:p>
        </text:list-item>
        <text:list-item>
          <text:p text:style-name="P470">F13: Luce Blu Compartimento 1</text:p>
        </text:list-item>
        <text:list-item>
          <text:p text:style-name="P471">F14: Luce Blu Compartimento 2</text:p>
        </text:list-item>
        <text:list-item>
          <text:p text:style-name="P472">F15: Luce Blu Compartimento 3</text:p>
        </text:list-item>
        <text:list-item>
          <text:p text:style-name="P473">F16: Luce Blu Compartimento 4</text:p>
        </text:list-item>
        <text:list-item>
          <text:p text:style-name="P474">F17: Luce Blu Compartimento 5</text:p>
        </text:list-item>
        <text:list-item>
          <text:p text:style-name="P475">F18: Luce Blu Compartimento 6</text:p>
        </text:list-item>
        <text:list-item>
          <text:p text:style-name="P476">F19: Luce Blu Compartimento 7</text:p>
        </text:list-item>
        <text:list-item>
          <text:p text:style-name="P477">F20: Luce Blu Compartimento 8</text:p>
        </text:list-item>
        <text:list-item>
          <text:p text:style-name="P478">F21: Luce Blu Compartimento 9</text:p>
        </text:list-item>
        <text:list-item>
          <text:p text:style-name="P479">F22: Luce Blu Compartimento 10</text:p>
        </text:list-item>
        <text:list-item>
          <text:p text:style-name="P480">F23: Luce Blu Compartimento 11</text:p>
        </text:list-item>
        <text:list-item>
          <text:p text:style-name="P481">F24: Luce Blu<text:s/>Compartimento 12</text:p>
        </text:list-item>
        <text:list-item>
          <text:p text:style-name="P482">F25: Pad luci rosse, a seconda del senso di marcia</text:p>
        </text:list-item>
      </text:list>
      <text:p text:style-name="Normale"/>
      <text:h text:style-name="Titolo1" text:outline-level="1"><text:bookmark-start text:name="_Toc65942537"/></text:h>
      <text:h text:style-name="Titolo1" text:outline-level="1"><text:bookmark-start text:name="_Toc66190873"/><text:bookmark-start text:name="_Toc66190962"/><text:bookmark-start text:name="_Toc66191205"/>Aggiornamento del FirmWare<text:bookmark-end text:name="_Toc65942537"/><text:bookmark-end text:name="_Toc66190873"/><text:bookmark-end text:name="_Toc66190962"/><text:bookmark-end text:name="_Toc66191205"/></text:h>
      <text:p text:style-name="Normale">Per aggiornare il firmware della scheda occorre un programmatore ISP e il software AVRDUDESS.</text:p>
      <text:p text:style-name="Normale">E’ utilizzabile una scheda Arduino munita di apposita Shield, maggiori informazioni qui:<text:s/><text:a xlink:href="https://github.com/TheFidax/ProgrammerUpdaterShield" office:target-frame-name="_top" xlink:show="replace"><text:span text:style-name="Collegamentoipertestuale">https://github.com/TheFidax/ProgrammerUpdaterShield</text:span></text:a></text:p>
      <text:p text:style-name="Normale">E’ possibile utilizzare un qualsiasi programmatore ISP avendo cura di rispettare i collegamento della Por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text-properties fo:font-weight="bold" style:font-weight-asian="bold" fo:font-style="italic" style:font-style-asian="italic" fo:font-size="16pt" style:font-size-asian="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fo:text-transform="uppercase"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fo:font-weight="bold" style:font-weight-asian="bold" style:font-weight-complex="bold" fo:color="#1F3864"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fo:font-style="italic" style:font-style-asian="italic" style:font-style-complex="italic" fo:color="#1F3864" fo:hyphenate="false"/>
    </style: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fo:font-weight="bold" style:font-weight-asian="bold" fo:font-style="italic" style:font-style-asian="italic" fo:font-size="16pt" style:font-size-asian="16pt"/>
    </style:style>
    <style:style style:name="Titolosommario" style:display-name="Titolo sommario" style:family="paragraph" style:parent-style-name="Titolo1" style:next-style-name="Normale" style:default-outline-level="1">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Calibri Light" style:font-name-asian="Times New Roman" style:font-name-complex="Times New Roman" fo:color="#2F5496"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text-transform="uppercase" fo:color="#2F5496"/>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text-transform="uppercase" fo:color="#1F3864"/>
    </style:style>
    <style:style style:name="Titolo7Carattere" style:display-name="Titolo 7 Carattere" style:family="text" style:parent-style-name="Car.predefinitoparagrafo">
      <style:text-properties style:font-name="Calibri Light" style:font-name-asian="Times New Roman" style:font-name-complex="Times New Roman" fo:font-weight="bold" style:font-weight-asian="bold" style:font-weight-complex="bold" fo:color="#1F3864"/>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1F3864"/>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44546A" fo:hyphenate="false"/>
    </style:style>
    <style:style style:name="Titolo" style:display-name="Titolo" style:family="paragraph" style:parent-style-name="Normale" style:next-style-name="Normale">
      <style:paragraph-properties fo:margin-bottom="0in" fo:line-height="85%"/>
      <style:text-properties style:font-name="Calibri Light" fo:text-transform="uppercase" fo:color="#44546A" fo:letter-spacing="-0.0104in" fo:font-size="36pt" style:font-size-asian="36pt" style:font-size-complex="36pt" fo:hyphenate="false"/>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44546A" fo:letter-spacing="-0.0104in" fo:font-size="36pt" style:font-size-asian="36pt" style:font-size-complex="36pt"/>
    </style:style>
    <style:style style:name="Sottotitolo" style:display-name="Sottotitolo" style:family="paragraph" style:parent-style-name="Normale" style:next-style-name="Normale">
      <style:paragraph-properties fo:margin-bottom="0.1666in" fo:line-height="100%"/>
      <style:text-properties style:font-name="Calibri Light" fo:color="#4472C4" fo:font-size="14pt" style:font-size-asian="14pt" style:font-size-complex="14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text-properties fo:font-weight="bold" style:font-weight-asian="bold" style:font-weight-complex="bold" fo:font-style="italic" style:font-style-asian="italic" style:font-style-complex="italic" fo:font-size="16pt" style:font-size-asian="16pt" style:font-size-complex="16pt"/>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0833in" fo:margin-bottom="0.0833in" fo:margin-left="0.5in">
        <style:tab-stops/>
      </style:paragraph-properties>
      <style:text-properties fo:color="#44546A" fo:font-size="12pt" style:font-size-asian="12pt" style:font-size-complex="12pt" fo:hyphenate="false"/>
    </style:style>
    <style:style style:name="CitazioneCarattere" style:display-name="Citazione Carattere" style:family="text" style:parent-style-name="Car.predefinitoparagrafo">
      <style:text-properties fo:color="#44546A" fo:font-size="12pt" style:font-size-asian="12pt" style:font-size-complex="12pt"/>
    </style:style>
    <style:style style:name="Citazioneintensa" style:display-name="Citazione intensa" style:family="paragraph" style:parent-style-name="Normale" style:next-style-name="Normale">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546A" fo:letter-spacing="-0.0041in" fo:font-size="16pt" style:font-size-asian="16pt" style:font-size-complex="16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595959" style:text-underline-type="none"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69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Symbol" style:use-window-font-color="true"/>
    </style:style>
    <text:list-style style:name="Stile1" style:display-name="Stile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use-window-font-color="true"/>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style:style style:name="WW_CharLFO17LVL1" style:family="text">
      <style:text-properties style:font-name="Wingdings"/>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Symbol"/>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Symbol"/>
    </style:style>
    <style:style style:name="WW_CharLFO17LVL9" style:family="text">
      <style:text-properties style:font-name="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2"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Symbol"/>
    </style:style>
    <style:style style:name="WW_CharLFO19LVL9" style:family="text">
      <style:text-properties style:font-name="Symbol"/>
    </style:style>
    <style:style style:name="WW_CharLFO20LVL2" style:family="text">
      <style:text-properties style:font-name="Symbo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Symbol"/>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Symbol"/>
    </style:style>
    <style:style style:name="WW_CharLFO20LVL9" style:family="text">
      <style:text-properties style:font-name="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Car.predefinitoparagrafo" style:family="text">
      <style:text-properties fo:color="#808080"/>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paragraph-properties fo:text-align="end"/>
    </style:style>
    <style:style style:name="T6" style:parent-style-name="Car.predefinitoparagrafo" style:family="text">
      <style:text-properties fo:color="#FFFFFF" fo:font-size="14pt" style:font-size-asian="14pt" style:font-size-complex="14pt"/>
    </style:style>
    <style:style style:family="graphic" style:name="a0">
      <style:graphic-properties draw:fill="solid" draw:fill-color="#000000"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èdipagina"><text:span text:style-name="T2"><draw:g draw:z-index="251660288" draw:name="Gruppo 37" draw:id="id2" draw:style-name="a2" text:anchor-type="paragraph"><svg:title/><svg:desc/><draw:custom-shape svg:x="0.02077in" svg:y="0in" svg:width="6.47923in" svg:height="0.02035in" draw:id="id0" draw:style-name="a0" draw:name="Rettangolo 38"><svg:title/><svg:desc/><draw:enhanced-geometry draw:type="non-primitive" svg:viewBox="0 0 21600 21600" draw:enhanced-path="M 0 0 L 21600 0 21600 21600 0 21600 Z N"/></draw:custom-shape><draw:frame draw:id="id1" draw:style-name="a1" draw:name="Casella di testo 39" svg:x="0in" svg:y="0.07206in" svg:width="6.47923in" svg:height="0.27794in" style:rel-width="scale" style:rel-height="scale"><draw:text-box><text:p text:style-name="P3">Versione 0.09</text:p><text:p text:style-name="P4">\</text:p></draw:text-box><svg:title/><svg:desc/></draw:frame></draw:g></text:span><draw:custom-shape svg:x="0in" svg:y="0in" svg:width="0.5in" svg:height="0.35in" draw:z-index="251659264" draw:id="id3" draw:style-name="a3" draw:name="Rettangolo 40" text:anchor-type="paragraph"><svg:title/><svg:desc/><text:p text:style-name="P5"><text:span text:style-name="T6"><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meta:initial-creator>
    <dc:creator>Luca Fidanza</dc:creator>
    <meta:creation-date>2021-03-09T13:05:00Z</meta:creation-date>
    <dc:date>2021-05-26T22:24:00Z</dc:date>
    <meta:template xlink:href="Normal.dotm" xlink:type="simple"/>
    <meta:editing-cycles>4</meta:editing-cycles>
    <meta:editing-duration>PT60S</meta:editing-duration>
    <meta:document-statistic meta:page-count="17" meta:paragraph-count="47" meta:word-count="3541" meta:character-count="23683" meta:row-count="168" meta:non-whitespace-character-count="20189"/>
  </office:meta>
</office:document-meta>
</file>